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55cm" draw:marker-end-width="0.355cm" draw:fill-color="#e6e64c" draw:textarea-horizontal-align="justify" draw:textarea-vertical-align="middle" draw:auto-grow-height="false" fo:min-height="3.31cm" fo:min-width="6.66cm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355cm" draw:marker-end-width="0.355cm" draw:fill-color="#c0c0c0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55cm" draw:marker-end-width="0.355cm" draw:fill-color="#ff8080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355cm" draw:marker-end-width="0.355cm" draw:fill-color="#e6e64c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0.488cm"/>
    </style:style>
    <style:style style:name="gr6" style:family="graphic" style:parent-style-name="objectwithoutfill">
      <style:graphic-properties svg:stroke-width="0.03cm" draw:marker-start-width="0.295cm" draw:marker-end-width="0.295cm" draw:fill="none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draw:stroke="none" svg:stroke-color="#000000" draw:fill="none" draw:fill-color="#ffffff" fo:min-height="0.475cm"/>
    </style:style>
    <style:style style:name="gr8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9" style:family="graphic" style:parent-style-name="standard">
      <style:graphic-properties draw:fill-color="#cfe7f5" draw:textarea-horizontal-align="justify" draw:textarea-vertical-align="middle" draw:auto-grow-height="false"/>
    </style:style>
    <style:style style:name="gr10" style:family="graphic" style:parent-style-name="standard">
      <style:graphic-properties draw:fill-color="#579d1c" draw:textarea-horizontal-align="justify" draw:textarea-vertical-align="middle" draw:auto-grow-height="false"/>
    </style:style>
    <style:style style:name="gr11" style:family="graphic" style:parent-style-name="standard">
      <style:graphic-properties svg:stroke-width="0.05cm" svg:stroke-color="#cccc00" draw:marker-start-width="0.355cm" draw:marker-end-width="0.355cm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05cm" svg:stroke-color="#999999" draw:marker-start-width="0.355cm" draw:marker-end-width="0.355cm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svg:stroke-width="0.05cm" svg:stroke-color="#999999" draw:marker-start-width="0.365cm" draw:marker-end-width="0.365cm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width="0.05cm" svg:stroke-color="#808000" draw:marker-start-width="0.365cm" draw:marker-end-width="0.365cm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svg:stroke-width="0.05cm" svg:stroke-color="#000000" draw:marker-start-width="0.355cm" draw:marker-end-width="0.355cm" draw:fill-color="#e6e64c" draw:textarea-horizontal-align="justify" draw:textarea-vertical-align="middle" draw:auto-grow-height="false" fo:min-height="3.31cm" fo:min-width="8.76cm" fo:padding-top="0.15cm" fo:padding-bottom="0.15cm" fo:padding-left="0.275cm" fo:padding-right="0.275cm"/>
    </style:style>
    <style:style style:name="gr16" style:family="graphic" style:parent-style-name="standard">
      <style:graphic-properties svg:stroke-width="0.05cm" svg:stroke-color="#dc2300" draw:marker-start-width="0.355cm" draw:marker-end-width="0.355cm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width="0.05cm" svg:stroke-color="#808019" draw:marker-start-width="0.355cm" draw:marker-end-width="0.355cm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svg:stroke-width="0.05cm" svg:stroke-color="#579d1c" draw:marker-start-width="0.355cm" draw:marker-end-width="0.355cm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fill-color="#cfe7f5" draw:textarea-horizontal-align="justify" draw:textarea-vertical-align="middle" draw:auto-grow-height="false" fo:min-height="3.05cm" fo:min-width="0.2cm"/>
    </style:style>
    <style:style style:name="gr20" style:family="graphic" style:parent-style-name="standard">
      <style:graphic-properties draw:fill-color="#cfe7f5" draw:textarea-horizontal-align="justify" draw:textarea-vertical-align="middle" draw:auto-grow-height="false" fo:min-height="3.05cm" fo:min-width="0.225cm"/>
    </style:style>
    <style:style style:name="gr21" style:family="graphic" style:parent-style-name="standard">
      <style:graphic-properties svg:stroke-width="0.05cm" svg:stroke-color="#000000" draw:marker-start-width="0.355cm" draw:marker-end-width="0.355cm" draw:fill-color="#e6e64c" draw:textarea-horizontal-align="justify" draw:textarea-vertical-align="middle" draw:auto-grow-height="false" fo:min-height="3.942cm" fo:min-width="22.192cm" fo:padding-top="0.15cm" fo:padding-bottom="0.15cm" fo:padding-left="0.275cm" fo:padding-right="0.275cm"/>
    </style:style>
    <style:style style:name="gr22" style:family="graphic" style:parent-style-name="standard">
      <style:graphic-properties draw:fill-color="#ffcc99" draw:textarea-horizontal-align="justify" draw:textarea-vertical-align="middle" draw:auto-grow-height="false" fo:min-height="3.65cm" fo:min-width="0.2cm"/>
    </style:style>
    <style:style style:name="gr23" style:family="graphic" style:parent-style-name="standard">
      <style:graphic-properties draw:fill-color="#cfe7f5" draw:textarea-horizontal-align="justify" draw:textarea-vertical-align="middle" draw:auto-grow-height="false" fo:min-height="3.65cm" fo:min-width="0.2cm"/>
    </style:style>
    <style:style style:name="gr24" style:family="graphic" style:parent-style-name="standard">
      <style:graphic-properties draw:fill-color="#cfe7f5" draw:textarea-horizontal-align="justify" draw:textarea-vertical-align="middle" draw:auto-grow-height="false" fo:min-height="3.05cm" fo:min-width="0.3cm"/>
    </style:style>
    <style:style style:name="gr25" style:family="graphic" style:parent-style-name="standard">
      <style:graphic-properties draw:textarea-vertical-align="middle"/>
    </style:style>
    <style:style style:name="gr26" style:family="graphic" style:parent-style-name="standard">
      <style:graphic-properties draw:fill-color="#ffcc99" draw:textarea-horizontal-align="justify" draw:textarea-vertical-align="middle" draw:auto-grow-height="false" fo:min-height="3.05cm" fo:min-width="0.2cm"/>
    </style:style>
    <style:style style:name="gr27" style:family="graphic" style:parent-style-name="objectwithoutfill">
      <style:graphic-properties draw:fill="none" draw:textarea-vertical-align="middle"/>
    </style:style>
    <style:style style:name="gr2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9" style:family="graphic" style:parent-style-name="standard">
      <style:graphic-properties draw:fill-color="#cfe7f5" draw:textarea-horizontal-align="justify" draw:textarea-vertical-align="middle" draw:auto-grow-height="false" fo:min-height="0.45cm" fo:min-width="2.8cm"/>
    </style:style>
    <style:style style:name="gr30" style:family="graphic" style:parent-style-name="standard">
      <style:graphic-properties svg:stroke-width="0.05cm" svg:stroke-color="#000000" draw:marker-start-width="0.355cm" draw:marker-end-width="0.355cm" draw:fill-color="#e6e64c" draw:textarea-horizontal-align="justify" draw:textarea-vertical-align="middle" draw:auto-grow-height="false" fo:min-height="3.31cm" fo:min-width="5.86cm" fo:padding-top="0.15cm" fo:padding-bottom="0.15cm" fo:padding-left="0.275cm" fo:padding-right="0.275cm"/>
    </style:style>
    <style:style style:name="gr31" style:family="graphic" style:parent-style-name="standard">
      <style:graphic-properties draw:fill-color="#ffcc99" draw:textarea-horizontal-align="justify" draw:textarea-vertical-align="middle" draw:auto-grow-height="false" fo:min-height="0.45cm" fo:min-width="2.8cm"/>
    </style:style>
    <style:style style:name="gr32" style:family="graphic" style:parent-style-name="standard">
      <style:graphic-properties draw:fill-color="#e6e64c" draw:textarea-horizontal-align="justify" draw:textarea-vertical-align="middle" draw:auto-grow-height="false" fo:min-height="0.45cm" fo:min-width="2.8cm"/>
    </style:style>
    <style:style style:name="P1" style:family="paragraph">
      <loext:graphic-properties draw:fill-color="#e6e64c"/>
      <style:paragraph-properties fo:text-align="center"/>
    </style:style>
    <style:style style:name="P2" style:family="paragraph">
      <loext:graphic-properties draw:fill-color="#c0c0c0"/>
      <style:paragraph-properties fo:text-align="center"/>
    </style:style>
    <style:style style:name="P3" style:family="paragraph">
      <loext:graphic-properties draw:fill-color="#ff808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-color="#ffcc99"/>
      <style:paragraph-properties fo:text-align="center"/>
    </style:style>
    <style:style style:name="P9" style:family="paragraph">
      <loext:graphic-properties draw:fill-color="#cfe7f5"/>
      <style:paragraph-properties fo:text-align="center"/>
    </style:style>
    <style:style style:name="P10" style:family="paragraph">
      <loext:graphic-properties draw:fill-color="#579d1c"/>
      <style:paragraph-properties fo:text-align="center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-color="#ffcc99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7.6cm" svg:height="4cm" svg:x="31.8cm" svg:y="18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cm" svg:height="4cm" svg:x="61.5cm" svg:y="40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6.1cm" svg:height="4.7cm" svg:x="27.7cm" svg:y="3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6.1cm" svg:height="4cm" svg:x="51.1cm" svg:y="27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5.5cm" svg:height="0.738cm" svg:x="51.4cm" svg:y="27.4cm">
          <draw:text-box>
            <text:p text:style-name="P4"><text:span text:style-name="T1">parameters</text:span></text:p>
          </draw:text-box>
        </draw:frame>
        <draw:line draw:style-name="gr6" draw:text-style-name="P6" draw:layer="layout" svg:x1="51.7cm" svg:y1="28.1cm" svg:x2="51.7cm" svg:y2="31.4cm">
          <text:p/>
        </draw:line>
        <draw:line draw:style-name="gr6" draw:text-style-name="P6" draw:layer="layout" svg:x1="52.4cm" svg:y1="28.1cm" svg:x2="52.4cm" svg:y2="31.4cm">
          <text:p/>
        </draw:line>
        <draw:line draw:style-name="gr6" draw:text-style-name="P6" draw:layer="layout" svg:x1="53.1cm" svg:y1="28.1cm" svg:x2="53.1cm" svg:y2="31.4cm">
          <text:p/>
        </draw:line>
        <draw:line draw:style-name="gr6" draw:text-style-name="P6" draw:layer="layout" svg:x1="53.8cm" svg:y1="28.1cm" svg:x2="53.8cm" svg:y2="31.4cm">
          <text:p/>
        </draw:line>
        <draw:line draw:style-name="gr6" draw:text-style-name="P6" draw:layer="layout" svg:x1="54.5cm" svg:y1="28.1cm" svg:x2="54.5cm" svg:y2="31.4cm">
          <text:p/>
        </draw:line>
        <draw:line draw:style-name="gr6" draw:text-style-name="P6" draw:layer="layout" svg:x1="55.2cm" svg:y1="28.1cm" svg:x2="55.2cm" svg:y2="31.4cm">
          <text:p/>
        </draw:line>
        <draw:line draw:style-name="gr6" draw:text-style-name="P6" draw:layer="layout" svg:x1="55.9cm" svg:y1="28.1cm" svg:x2="55.9cm" svg:y2="31.4cm">
          <text:p/>
        </draw:line>
        <draw:frame draw:style-name="gr7" draw:text-style-name="P7" draw:layer="layout" svg:width="3.3cm" svg:height="0.725cm" draw:transform="rotate (1.5707963267949) translate (52.4cm 31.4cm)">
          <draw:text-box>
            <text:p text:style-name="P4"><text:span text:style-name="T2">par1name</text:span></text:p>
          </draw:text-box>
        </draw:frame>
        <draw:custom-shape draw:style-name="gr8" draw:text-style-name="P8" draw:layer="layout" svg:width="0.7cm" svg:height="3.3cm" svg:x="51.7cm" svg:y="28.1cm">
          <text:p/>
          <draw:enhanced-geometry svg:viewBox="0 0 21600 21600" draw:type="rectangle" draw:enhanced-path="M 0 0 L 21600 0 21600 21600 0 21600 0 0 Z N"/>
        </draw:custom-shape>
        <draw:frame draw:style-name="gr7" draw:text-style-name="P7" xml:id="id2" draw:id="id2" draw:layer="layout" svg:width="3.3cm" svg:height="0.725cm" draw:transform="rotate (1.5707963267949) translate (51.7cm 31.4cm)">
          <draw:text-box>
            <text:p text:style-name="P4"><text:span text:style-name="T2">idparameters</text:span></text:p>
          </draw:text-box>
        </draw:frame>
        <draw:frame draw:style-name="gr7" draw:text-style-name="P7" draw:layer="layout" svg:width="3.3cm" svg:height="0.725cm" draw:transform="rotate (1.5707963267949) translate (53.1cm 31.4cm)">
          <draw:text-box>
            <text:p text:style-name="P4"><text:span text:style-name="T2">par2name</text:span></text:p>
          </draw:text-box>
        </draw:frame>
        <draw:line draw:style-name="gr6" draw:text-style-name="P6" draw:layer="layout" svg:x1="56.6cm" svg:y1="28.1cm" svg:x2="56.6cm" svg:y2="31.4cm">
          <text:p/>
        </draw:line>
        <draw:frame draw:style-name="gr7" draw:text-style-name="P7" draw:layer="layout" svg:width="3.3cm" svg:height="0.725cm" draw:transform="rotate (1.5707963267949) translate (53.8cm 31.4cm)">
          <draw:text-box>
            <text:p text:style-name="P4"><text:span text:style-name="T2">par3name</text:span></text:p>
          </draw:text-box>
        </draw:frame>
        <draw:frame draw:style-name="gr7" draw:text-style-name="P7" draw:layer="layout" svg:width="3.3cm" svg:height="0.725cm" draw:transform="rotate (1.5707963267949) translate (54.475cm 31.4cm)">
          <draw:text-box>
            <text:p text:style-name="P4"><text:span text:style-name="T2">par4name</text:span></text:p>
          </draw:text-box>
        </draw:frame>
        <draw:frame draw:style-name="gr7" draw:text-style-name="P7" draw:layer="layout" svg:width="3.3cm" svg:height="0.725cm" draw:transform="rotate (1.5707963267949) translate (55.175cm 31.4cm)">
          <draw:text-box>
            <text:p text:style-name="P4"><text:span text:style-name="T2">par5name</text:span></text:p>
          </draw:text-box>
        </draw:frame>
        <draw:custom-shape draw:style-name="gr9" draw:text-style-name="P9" draw:layer="layout" svg:width="0.7cm" svg:height="3.3cm" svg:x="55.9cm" svg:y="28.1cm">
          <text:p/>
          <draw:enhanced-geometry svg:viewBox="0 0 21600 21600" draw:type="rectangle" draw:enhanced-path="M 0 0 L 21600 0 21600 21600 0 21600 0 0 Z N"/>
        </draw:custom-shape>
        <draw:frame draw:style-name="gr7" draw:text-style-name="P7" xml:id="id5" draw:id="id5" draw:layer="layout" svg:width="3.3cm" svg:height="0.725cm" draw:transform="rotate (1.5707963267949) translate (55.875cm 31.4cm)">
          <draw:text-box>
            <text:p text:style-name="P4"><text:span text:style-name="T2">unitset</text:span></text:p>
          </draw:text-box>
        </draw:frame>
        <draw:line draw:style-name="gr6" draw:text-style-name="P6" draw:layer="layout" svg:x1="51.1cm" svg:y1="28.1cm" svg:x2="57.2cm" svg:y2="28.1cm">
          <text:p/>
        </draw:line>
        <draw:custom-shape draw:style-name="gr4" draw:text-style-name="P1" draw:layer="layout" svg:width="3.3cm" svg:height="4cm" svg:x="58.2cm" svg:y="27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2.6cm" svg:height="0.738cm" svg:x="58.5cm" svg:y="27.4cm">
          <draw:text-box>
            <text:p text:style-name="P4"><text:span text:style-name="T1">unitset</text:span></text:p>
          </draw:text-box>
        </draw:frame>
        <draw:line draw:style-name="gr6" draw:text-style-name="P6" draw:layer="layout" svg:x1="58.8cm" svg:y1="28.1cm" svg:x2="58.8cm" svg:y2="31.4cm">
          <text:p/>
        </draw:line>
        <draw:line draw:style-name="gr6" draw:text-style-name="P6" draw:layer="layout" svg:x1="59.5cm" svg:y1="28.1cm" svg:x2="59.5cm" svg:y2="31.4cm">
          <text:p/>
        </draw:line>
        <draw:line draw:style-name="gr6" draw:text-style-name="P6" draw:layer="layout" svg:x1="60.2cm" svg:y1="28.1cm" svg:x2="60.2cm" svg:y2="31.4cm">
          <text:p/>
        </draw:line>
        <draw:line draw:style-name="gr6" draw:text-style-name="P6" draw:layer="layout" svg:x1="60.9cm" svg:y1="28.1cm" svg:x2="60.9cm" svg:y2="31.4cm">
          <text:p/>
        </draw:line>
        <draw:frame draw:style-name="gr7" draw:text-style-name="P7" draw:layer="layout" svg:width="3.3cm" svg:height="0.725cm" draw:transform="rotate (1.5707963267949) translate (59.5cm 31.4cm)">
          <draw:text-box>
            <text:p text:style-name="P4"><text:span text:style-name="T2">alias</text:span></text:p>
          </draw:text-box>
        </draw:frame>
        <draw:custom-shape draw:style-name="gr8" draw:text-style-name="P8" draw:layer="layout" svg:width="0.7cm" svg:height="3.3cm" svg:x="58.8cm" svg:y="28.1cm">
          <text:p/>
          <draw:enhanced-geometry svg:viewBox="0 0 21600 21600" draw:type="rectangle" draw:enhanced-path="M 0 0 L 21600 0 21600 21600 0 21600 0 0 Z N"/>
        </draw:custom-shape>
        <draw:frame draw:style-name="gr7" draw:text-style-name="P7" xml:id="id6" draw:id="id6" draw:layer="layout" svg:width="3.3cm" svg:height="0.725cm" draw:transform="rotate (1.5707963267949) translate (58.8cm 31.4cm)">
          <draw:text-box>
            <text:p text:style-name="P4"><text:span text:style-name="T2">idunitset</text:span></text:p>
          </draw:text-box>
        </draw:frame>
        <draw:custom-shape draw:style-name="gr9" draw:text-style-name="P9" draw:layer="layout" svg:width="0.7cm" svg:height="3.3cm" svg:x="60.2cm" svg:y="28.1cm">
          <text:p/>
          <draw:enhanced-geometry svg:viewBox="0 0 21600 21600" draw:type="rectangle" draw:enhanced-path="M 0 0 L 21600 0 21600 21600 0 21600 0 0 Z N"/>
        </draw:custom-shape>
        <draw:frame draw:style-name="gr7" draw:text-style-name="P7" xml:id="id7" draw:id="id7" draw:layer="layout" svg:width="3.3cm" svg:height="0.725cm" draw:transform="rotate (1.5707963267949) translate (60.2cm 31.4cm)">
          <draw:text-box>
            <text:p text:style-name="P4"><text:span text:style-name="T2">idalias</text:span></text:p>
          </draw:text-box>
        </draw:frame>
        <draw:line draw:style-name="gr6" draw:text-style-name="P6" draw:layer="layout" svg:x1="58.2cm" svg:y1="28.1cm" svg:x2="61.5cm" svg:y2="28.1cm">
          <text:p/>
        </draw:line>
        <draw:custom-shape draw:style-name="gr4" draw:text-style-name="P1" draw:layer="layout" svg:width="6.8cm" svg:height="4cm" svg:x="43.4cm" svg:y="27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5.9cm" svg:height="0.738cm" svg:x="43.7cm" svg:y="27.4cm">
          <draw:text-box>
            <text:p text:style-name="P4"><text:span text:style-name="T1">classes</text:span></text:p>
          </draw:text-box>
        </draw:frame>
        <draw:line draw:style-name="gr6" draw:text-style-name="P6" draw:layer="layout" svg:x1="44cm" svg:y1="28.1cm" svg:x2="44cm" svg:y2="31.4cm">
          <text:p/>
        </draw:line>
        <draw:line draw:style-name="gr6" draw:text-style-name="P6" draw:layer="layout" svg:x1="44.7cm" svg:y1="28.1cm" svg:x2="44.7cm" svg:y2="31.4cm">
          <text:p/>
        </draw:line>
        <draw:line draw:style-name="gr6" draw:text-style-name="P6" draw:layer="layout" svg:x1="45.4cm" svg:y1="28.1cm" svg:x2="45.4cm" svg:y2="31.4cm">
          <text:p/>
        </draw:line>
        <draw:line draw:style-name="gr6" draw:text-style-name="P6" draw:layer="layout" svg:x1="46.1cm" svg:y1="28.1cm" svg:x2="46.1cm" svg:y2="31.4cm">
          <text:p/>
        </draw:line>
        <draw:line draw:style-name="gr6" draw:text-style-name="P6" draw:layer="layout" svg:x1="46.8cm" svg:y1="28.1cm" svg:x2="46.8cm" svg:y2="31.4cm">
          <text:p/>
        </draw:line>
        <draw:line draw:style-name="gr6" draw:text-style-name="P6" draw:layer="layout" svg:x1="47.5cm" svg:y1="28.1cm" svg:x2="47.5cm" svg:y2="31.4cm">
          <text:p/>
        </draw:line>
        <draw:line draw:style-name="gr6" draw:text-style-name="P6" draw:layer="layout" svg:x1="48.2cm" svg:y1="28.1cm" svg:x2="48.2cm" svg:y2="31.4cm">
          <text:p/>
        </draw:line>
        <draw:frame draw:style-name="gr7" draw:text-style-name="P7" draw:layer="layout" svg:width="3.3cm" svg:height="0.725cm" draw:transform="rotate (1.5707963267949) translate (44.7cm 31.4cm)">
          <draw:text-box>
            <text:p text:style-name="P4"><text:span text:style-name="T2">alias</text:span></text:p>
          </draw:text-box>
        </draw:frame>
        <draw:custom-shape draw:style-name="gr8" draw:text-style-name="P8" draw:layer="layout" svg:width="0.7cm" svg:height="3.3cm" svg:x="44cm" svg:y="28.1cm">
          <text:p/>
          <draw:enhanced-geometry svg:viewBox="0 0 21600 21600" draw:type="rectangle" draw:enhanced-path="M 0 0 L 21600 0 21600 21600 0 21600 0 0 Z N"/>
        </draw:custom-shape>
        <draw:frame draw:style-name="gr7" draw:text-style-name="P7" xml:id="id3" draw:id="id3" draw:layer="layout" svg:width="3.3cm" svg:height="0.725cm" draw:transform="rotate (1.5707963267949) translate (44cm 31.4cm)">
          <draw:text-box>
            <text:p text:style-name="P4"><text:span text:style-name="T2">idclasses</text:span></text:p>
          </draw:text-box>
        </draw:frame>
        <draw:line draw:style-name="gr6" draw:text-style-name="P6" draw:layer="layout" svg:x1="48.9cm" svg:y1="28.1cm" svg:x2="48.9cm" svg:y2="31.4cm">
          <text:p/>
        </draw:line>
        <draw:custom-shape draw:style-name="gr9" draw:text-style-name="P9" draw:layer="layout" svg:width="0.7cm" svg:height="3.3cm" svg:x="45.4cm" svg:y="28.1cm">
          <text:p/>
          <draw:enhanced-geometry svg:viewBox="0 0 21600 21600" draw:type="rectangle" draw:enhanced-path="M 0 0 L 21600 0 21600 21600 0 21600 0 0 Z N"/>
        </draw:custom-shape>
        <draw:frame draw:style-name="gr7" draw:text-style-name="P7" xml:id="id4" draw:id="id4" draw:layer="layout" svg:width="3.3cm" svg:height="0.725cm" draw:transform="rotate (1.5707963267949) translate (45.4cm 31.4cm)">
          <draw:text-box>
            <text:p text:style-name="P4"><text:span text:style-name="T2">idalias</text:span></text:p>
          </draw:text-box>
        </draw:frame>
        <draw:custom-shape draw:style-name="gr10" draw:text-style-name="P10" draw:layer="layout" svg:width="0.7cm" svg:height="3.3cm" svg:x="47.5cm" svg:y="28.1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3cm" svg:height="0.725cm" draw:transform="rotate (1.5707963267949) translate (47.475cm 31.4cm)">
          <draw:text-box>
            <text:p text:style-name="P4"><text:span text:style-name="T2">sdw</text:span></text:p>
          </draw:text-box>
        </draw:frame>
        <draw:custom-shape draw:style-name="gr10" draw:text-style-name="P10" draw:layer="layout" svg:width="0.7cm" svg:height="3.3cm" svg:x="46.8cm" svg:y="28.1cm">
          <text:p/>
          <draw:enhanced-geometry svg:viewBox="0 0 21600 21600" draw:type="rectangle" draw:enhanced-path="M 0 0 L 21600 0 21600 21600 0 21600 0 0 Z N"/>
        </draw:custom-shape>
        <draw:line draw:style-name="gr6" draw:text-style-name="P6" draw:layer="layout" svg:x1="43.4cm" svg:y1="28.1cm" svg:x2="50.2cm" svg:y2="28.1cm">
          <text:p/>
        </draw:line>
        <draw:line draw:style-name="gr6" draw:text-style-name="P6" draw:layer="layout" svg:x1="49.6cm" svg:y1="28.1cm" svg:x2="49.6cm" svg:y2="31.4cm">
          <text:p/>
        </draw:line>
        <draw:custom-shape draw:style-name="gr9" draw:text-style-name="P9" draw:layer="layout" svg:width="0.7cm" svg:height="3.3cm" svg:x="48.2cm" svg:y="28.1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3cm" svg:height="0.725cm" draw:transform="rotate (1.5707963267949) translate (48.875cm 31.4cm)">
          <draw:text-box>
            <text:p text:style-name="P4"><text:span text:style-name="T2">deleted</text:span></text:p>
          </draw:text-box>
        </draw:frame>
        <draw:custom-shape draw:style-name="gr10" draw:text-style-name="P10" draw:layer="layout" svg:width="0.7cm" svg:height="3.3cm" svg:x="46.1cm" svg:y="28.1cm">
          <text:p/>
          <draw:enhanced-geometry svg:viewBox="0 0 21600 21600" draw:type="rectangle" draw:enhanced-path="M 0 0 L 21600 0 21600 21600 0 21600 0 0 Z N"/>
        </draw:custom-shape>
        <draw:frame draw:style-name="gr7" draw:text-style-name="P7" xml:id="id40" draw:id="id40" draw:layer="layout" svg:width="3.3cm" svg:height="0.725cm" draw:transform="rotate (1.5707963267949) translate (46.1cm 31.4cm)">
          <draw:text-box>
            <text:p text:style-name="P4"><text:span text:style-name="T2">alt</text:span></text:p>
          </draw:text-box>
        </draw:frame>
        <draw:frame draw:style-name="gr7" draw:text-style-name="P7" draw:layer="layout" svg:width="3.3cm" svg:height="0.725cm" draw:transform="rotate (1.5707963267949) translate (46.775cm 31.4cm)">
          <draw:text-box>
            <text:p text:style-name="P4"><text:span text:style-name="T2">sge</text:span></text:p>
          </draw:text-box>
        </draw:frame>
        <draw:frame draw:style-name="gr7" draw:text-style-name="P7" xml:id="id1" draw:id="id1" draw:layer="layout" svg:width="3.3cm" svg:height="0.725cm" draw:transform="rotate (1.5707963267949) translate (48.2cm 31.4cm)">
          <draw:text-box>
            <text:p text:style-name="P4"><text:span text:style-name="T2">parameters</text:span></text:p>
          </draw:text-box>
          <draw:glue-point draw:id="4" svg:x="0.524cm" svg:y="5cm"/>
        </draw:frame>
        <draw:connector draw:style-name="gr11" draw:text-style-name="P4" draw:layer="layout" svg:x1="48.599cm" svg:y1="31.4cm" svg:x2="52.062cm" svg:y2="31.4cm" draw:start-shape="id1" draw:start-glue-point="4" draw:end-shape="id2" draw:end-glue-point="3" svg:d="M48599 31400v500h3463v-500" svg:viewBox="0 0 3464 501">
          <text:p/>
        </draw:connector>
        <draw:connector draw:style-name="gr11" draw:text-style-name="P4" draw:layer="layout" svg:x1="44.362cm" svg:y1="31.4cm" svg:x2="45.762cm" svg:y2="31.4cm" draw:start-shape="id3" draw:start-glue-point="3" draw:end-shape="id4" draw:end-glue-point="3" svg:d="M44362 31400v500h1400v-500" svg:viewBox="0 0 1401 501">
          <text:p/>
        </draw:connector>
        <draw:connector draw:style-name="gr11" draw:text-style-name="P4" draw:layer="layout" svg:x1="56.237cm" svg:y1="31.4cm" svg:x2="59.162cm" svg:y2="31.4cm" draw:start-shape="id5" draw:start-glue-point="3" draw:end-shape="id6" draw:end-glue-point="3" svg:d="M56237 31400v500h2925v-500" svg:viewBox="0 0 2926 501">
          <text:p/>
        </draw:connector>
        <draw:connector draw:style-name="gr11" draw:text-style-name="P4" draw:layer="layout" svg:x1="60.562cm" svg:y1="31.4cm" svg:x2="59.162cm" svg:y2="31.4cm" draw:start-shape="id7" draw:start-glue-point="3" draw:end-shape="id6" draw:end-glue-point="3" svg:d="M60562 31400v500h-1400v-500" svg:viewBox="0 0 1401 501">
          <text:p/>
        </draw:connector>
        <draw:line draw:style-name="gr6" draw:text-style-name="P6" draw:layer="layout" svg:x1="28.5cm" svg:y1="37.3cm" svg:x2="28.5cm" svg:y2="41.2cm">
          <text:p/>
        </draw:line>
        <draw:line draw:style-name="gr6" draw:text-style-name="P6" draw:layer="layout" svg:x1="29.2cm" svg:y1="37.3cm" svg:x2="29.2cm" svg:y2="41.2cm">
          <text:p/>
        </draw:line>
        <draw:line draw:style-name="gr6" draw:text-style-name="P6" draw:layer="layout" svg:x1="29.9cm" svg:y1="37.3cm" svg:x2="29.9cm" svg:y2="41.2cm">
          <text:p/>
        </draw:line>
        <draw:line draw:style-name="gr6" draw:text-style-name="P6" draw:layer="layout" svg:x1="30.6cm" svg:y1="37.3cm" svg:x2="30.6cm" svg:y2="41.2cm">
          <text:p/>
        </draw:line>
        <draw:line draw:style-name="gr6" draw:text-style-name="P6" draw:layer="layout" svg:x1="31.3cm" svg:y1="37.3cm" svg:x2="31.3cm" svg:y2="41.2cm">
          <text:p/>
        </draw:line>
        <draw:line draw:style-name="gr6" draw:text-style-name="P6" draw:layer="layout" svg:x1="32cm" svg:y1="37.3cm" svg:x2="32cm" svg:y2="41.2cm">
          <text:p/>
        </draw:line>
        <draw:line draw:style-name="gr6" draw:text-style-name="P6" draw:layer="layout" svg:x1="32.7cm" svg:y1="37.3cm" svg:x2="32.7cm" svg:y2="41.2cm">
          <text:p/>
        </draw:line>
        <draw:frame draw:style-name="gr7" draw:text-style-name="P7" draw:layer="layout" svg:width="3.9cm" svg:height="0.725cm" draw:transform="rotate (1.5707963267949) translate (29.2cm 41.2cm)">
          <draw:text-box>
            <text:p text:style-name="P4"><text:span text:style-name="T2">Library Ref</text:span></text:p>
          </draw:text-box>
        </draw:frame>
        <draw:line draw:style-name="gr6" draw:text-style-name="P6" draw:layer="layout" svg:x1="33.4cm" svg:y1="37.3cm" svg:x2="33.4cm" svg:y2="41.2cm">
          <text:p/>
        </draw:line>
        <draw:line draw:style-name="gr6" draw:text-style-name="P6" draw:layer="layout" svg:x1="27.7cm" svg:y1="37.3cm" svg:x2="53.8cm" svg:y2="37.3cm">
          <text:p/>
        </draw:line>
        <draw:line draw:style-name="gr6" draw:text-style-name="P6" draw:layer="layout" svg:x1="34.1cm" svg:y1="37.3cm" svg:x2="34.1cm" svg:y2="41.2cm">
          <text:p/>
        </draw:line>
        <draw:custom-shape draw:style-name="gr8" draw:text-style-name="P8" draw:layer="layout" svg:width="0.7cm" svg:height="3.9cm" svg:x="28.5cm" svg:y="37.3cm">
          <text:p/>
          <draw:enhanced-geometry svg:viewBox="0 0 21600 21600" draw:type="rectangle" draw:enhanced-path="M 0 0 L 21600 0 21600 21600 0 21600 0 0 Z N"/>
        </draw:custom-shape>
        <draw:frame draw:style-name="gr5" draw:text-style-name="P5" xml:id="id41" draw:id="id41" draw:layer="layout" svg:width="24.7cm" svg:height="0.738cm" svg:x="28.4cm" svg:y="36.562cm">
          <draw:text-box>
            <text:p text:style-name="P4"><text:span text:style-name="T1">capasitors</text:span></text:p>
          </draw:text-box>
        </draw:frame>
        <draw:frame draw:style-name="gr7" draw:text-style-name="P7" draw:layer="layout" svg:width="3.9cm" svg:height="0.725cm" draw:transform="rotate (1.5707963267949) translate (29.9cm 41.2cm)">
          <draw:text-box>
            <text:p text:style-name="P4"><text:span text:style-name="T2">Library Path</text:span></text:p>
          </draw:text-box>
        </draw:frame>
        <draw:frame draw:style-name="gr7" draw:text-style-name="P7" draw:layer="layout" svg:width="3.9cm" svg:height="0.725cm" draw:transform="rotate (1.5707963267949) translate (30.6cm 41.2cm)">
          <draw:text-box>
            <text:p text:style-name="P4"><text:span text:style-name="T2">Footprint Ref</text:span></text:p>
          </draw:text-box>
        </draw:frame>
        <draw:frame draw:style-name="gr7" draw:text-style-name="P7" draw:layer="layout" svg:width="3.9cm" svg:height="0.725cm" draw:transform="rotate (1.5707963267949) translate (31.3cm 41.2cm)">
          <draw:text-box>
            <text:p text:style-name="P4"><text:span text:style-name="T2">Footprint Path</text:span></text:p>
          </draw:text-box>
        </draw:frame>
        <draw:frame draw:style-name="gr7" draw:text-style-name="P7" draw:layer="layout" svg:width="3.9cm" svg:height="0.725cm" draw:transform="rotate (1.5707963267949) translate (32cm 41.2cm)">
          <draw:text-box>
            <text:p text:style-name="P4"><text:span text:style-name="T2">Sim Description</text:span></text:p>
          </draw:text-box>
        </draw:frame>
        <draw:frame draw:style-name="gr7" draw:text-style-name="P7" draw:layer="layout" svg:width="3.9cm" svg:height="0.725cm" draw:transform="rotate (1.5707963267949) translate (32.675cm 41.2cm)">
          <draw:text-box>
            <text:p text:style-name="P4"><text:span text:style-name="T2">Sim File</text:span></text:p>
          </draw:text-box>
        </draw:frame>
        <draw:line draw:style-name="gr6" draw:text-style-name="P6" draw:layer="layout" svg:x1="34.8cm" svg:y1="37.3cm" svg:x2="34.8cm" svg:y2="41.2cm">
          <text:p/>
        </draw:line>
        <draw:line draw:style-name="gr6" draw:text-style-name="P6" draw:layer="layout" svg:x1="35.5cm" svg:y1="37.3cm" svg:x2="35.5cm" svg:y2="41.2cm">
          <text:p/>
        </draw:line>
        <draw:line draw:style-name="gr6" draw:text-style-name="P6" draw:layer="layout" svg:x1="36.2cm" svg:y1="37.3cm" svg:x2="36.2cm" svg:y2="41.2cm">
          <text:p/>
        </draw:line>
        <draw:line draw:style-name="gr6" draw:text-style-name="P6" draw:layer="layout" svg:x1="36.9cm" svg:y1="37.3cm" svg:x2="36.9cm" svg:y2="41.2cm">
          <text:p/>
        </draw:line>
        <draw:line draw:style-name="gr6" draw:text-style-name="P6" draw:layer="layout" svg:x1="37.6cm" svg:y1="37.3cm" svg:x2="37.6cm" svg:y2="41.2cm">
          <text:p/>
        </draw:line>
        <draw:line draw:style-name="gr6" draw:text-style-name="P6" draw:layer="layout" svg:x1="38.3cm" svg:y1="37.3cm" svg:x2="38.3cm" svg:y2="41.2cm">
          <text:p/>
        </draw:line>
        <draw:line draw:style-name="gr6" draw:text-style-name="P6" draw:layer="layout" svg:x1="39cm" svg:y1="37.3cm" svg:x2="39cm" svg:y2="41.2cm">
          <text:p/>
        </draw:line>
        <draw:line draw:style-name="gr6" draw:text-style-name="P6" draw:layer="layout" svg:x1="39.7cm" svg:y1="37.3cm" svg:x2="39.7cm" svg:y2="41.2cm">
          <text:p/>
        </draw:line>
        <draw:line draw:style-name="gr6" draw:text-style-name="P6" draw:layer="layout" svg:x1="40.4cm" svg:y1="37.3cm" svg:x2="40.4cm" svg:y2="41.2cm">
          <text:p/>
        </draw:line>
        <draw:line draw:style-name="gr6" draw:text-style-name="P6" draw:layer="layout" svg:x1="41.1cm" svg:y1="37.3cm" svg:x2="41.1cm" svg:y2="41.2cm">
          <text:p/>
        </draw:line>
        <draw:line draw:style-name="gr6" draw:text-style-name="P6" draw:layer="layout" svg:x1="41.8cm" svg:y1="37.3cm" svg:x2="41.8cm" svg:y2="41.2cm">
          <text:p/>
        </draw:line>
        <draw:frame draw:style-name="gr7" draw:text-style-name="P7" draw:layer="layout" svg:width="3.9cm" svg:height="0.725cm" draw:transform="rotate (1.5707963267949) translate (33.375cm 41.2cm)">
          <draw:text-box>
            <text:p text:style-name="P4"><text:span text:style-name="T2">Sim Model Name</text:span></text:p>
          </draw:text-box>
        </draw:frame>
        <draw:frame draw:style-name="gr7" draw:text-style-name="P7" draw:layer="layout" svg:width="3.9cm" svg:height="0.725cm" draw:transform="rotate (1.5707963267949) translate (34.1cm 41.2cm)">
          <draw:text-box>
            <text:p text:style-name="P4"><text:span text:style-name="T2">Sim Parameters</text:span></text:p>
          </draw:text-box>
        </draw:frame>
        <draw:frame draw:style-name="gr7" draw:text-style-name="P7" draw:layer="layout" svg:width="3.9cm" svg:height="0.725cm" draw:transform="rotate (1.5707963267949) translate (34.8cm 41.2cm)">
          <draw:text-box>
            <text:p text:style-name="P4"><text:span text:style-name="T2">Manufacturer</text:span></text:p>
          </draw:text-box>
        </draw:frame>
        <draw:frame draw:style-name="gr7" draw:text-style-name="P7" draw:layer="layout" svg:width="3.9cm" svg:height="0.725cm" draw:transform="rotate (1.5707963267949) translate (35.5cm 41.2cm)">
          <draw:text-box>
            <text:p text:style-name="P4"><text:span text:style-name="T2">PartNumber</text:span></text:p>
          </draw:text-box>
        </draw:frame>
        <draw:frame draw:style-name="gr7" draw:text-style-name="P7" draw:layer="layout" svg:width="3.9cm" svg:height="0.725cm" draw:transform="rotate (1.5707963267949) translate (36.175cm 41.2cm)">
          <draw:text-box>
            <text:p text:style-name="P4"><text:span text:style-name="T2">Package</text:span></text:p>
          </draw:text-box>
        </draw:frame>
        <draw:frame draw:style-name="gr7" draw:text-style-name="P7" draw:layer="layout" svg:width="3.9cm" svg:height="0.725cm" draw:transform="rotate (1.5707963267949) translate (36.9cm 41.2cm)">
          <draw:text-box>
            <text:p text:style-name="P4"><text:span text:style-name="T2">Marking</text:span></text:p>
          </draw:text-box>
        </draw:frame>
        <draw:frame draw:style-name="gr7" draw:text-style-name="P7" draw:layer="layout" svg:width="3.9cm" svg:height="0.725cm" draw:transform="rotate (1.5707963267949) translate (37.575cm 41.2cm)">
          <draw:text-box>
            <text:p text:style-name="P4"><text:span text:style-name="T2">par1</text:span></text:p>
          </draw:text-box>
        </draw:frame>
        <draw:frame draw:style-name="gr7" draw:text-style-name="P7" draw:layer="layout" svg:width="3.9cm" svg:height="0.725cm" draw:transform="rotate (1.5707963267949) translate (38.275cm 41.2cm)">
          <draw:text-box>
            <text:p text:style-name="P4"><text:span text:style-name="T2">par2</text:span></text:p>
          </draw:text-box>
        </draw:frame>
        <draw:frame draw:style-name="gr7" draw:text-style-name="P7" draw:layer="layout" svg:width="3.9cm" svg:height="0.725cm" draw:transform="rotate (1.5707963267949) translate (38.975cm 41.2cm)">
          <draw:text-box>
            <text:p text:style-name="P4"><text:span text:style-name="T2">par3</text:span></text:p>
          </draw:text-box>
        </draw:frame>
        <draw:frame draw:style-name="gr7" draw:text-style-name="P7" draw:layer="layout" svg:width="3.9cm" svg:height="0.725cm" draw:transform="rotate (1.5707963267949) translate (39.675cm 41.2cm)">
          <draw:text-box>
            <text:p text:style-name="P4"><text:span text:style-name="T2">par4</text:span></text:p>
          </draw:text-box>
        </draw:frame>
        <draw:frame draw:style-name="gr7" draw:text-style-name="P7" draw:layer="layout" svg:width="3.9cm" svg:height="0.725cm" draw:transform="rotate (1.5707963267949) translate (40.375cm 41.2cm)">
          <draw:text-box>
            <text:p text:style-name="P4"><text:span text:style-name="T2">par5</text:span></text:p>
          </draw:text-box>
        </draw:frame>
        <draw:line draw:style-name="gr6" draw:text-style-name="P6" draw:layer="layout" svg:x1="42.5cm" svg:y1="37.3cm" svg:x2="42.5cm" svg:y2="41.2cm">
          <text:p/>
        </draw:line>
        <draw:line draw:style-name="gr6" draw:text-style-name="P6" draw:layer="layout" svg:x1="43.2cm" svg:y1="37.3cm" svg:x2="43.2cm" svg:y2="41.2cm">
          <text:p/>
        </draw:line>
        <draw:line draw:style-name="gr6" draw:text-style-name="P6" draw:layer="layout" svg:x1="43.9cm" svg:y1="37.3cm" svg:x2="43.9cm" svg:y2="41.2cm">
          <text:p/>
        </draw:line>
        <draw:line draw:style-name="gr6" draw:text-style-name="P6" draw:layer="layout" svg:x1="44.6cm" svg:y1="37.3cm" svg:x2="44.6cm" svg:y2="41.2cm">
          <text:p/>
        </draw:line>
        <draw:line draw:style-name="gr6" draw:text-style-name="P6" draw:layer="layout" svg:x1="45.3cm" svg:y1="37.3cm" svg:x2="45.3cm" svg:y2="41.2cm">
          <text:p/>
        </draw:line>
        <draw:line draw:style-name="gr6" draw:text-style-name="P6" draw:layer="layout" svg:x1="46cm" svg:y1="37.3cm" svg:x2="46cm" svg:y2="41.2cm">
          <text:p/>
        </draw:line>
        <draw:line draw:style-name="gr6" draw:text-style-name="P6" draw:layer="layout" svg:x1="46.7cm" svg:y1="37.3cm" svg:x2="46.7cm" svg:y2="41.2cm">
          <text:p/>
        </draw:line>
        <draw:frame draw:style-name="gr7" draw:text-style-name="P7" draw:layer="layout" svg:width="3.9cm" svg:height="0.725cm" draw:transform="rotate (1.5707963267949) translate (41.1cm 41.2cm)">
          <draw:text-box>
            <text:p text:style-name="P4"><text:span text:style-name="T2">Tolerance</text:span></text:p>
          </draw:text-box>
        </draw:frame>
        <draw:frame draw:style-name="gr7" draw:text-style-name="P7" draw:layer="layout" svg:width="3.9cm" svg:height="0.725cm" draw:transform="rotate (1.5707963267949) translate (41.775cm 41.2cm)">
          <draw:text-box>
            <text:p text:style-name="P4"><text:span text:style-name="T2">OpTemperaturen</text:span></text:p>
          </draw:text-box>
        </draw:frame>
        <draw:frame draw:style-name="gr7" draw:text-style-name="P7" draw:layer="layout" svg:width="3.9cm" svg:height="0.725cm" draw:transform="rotate (1.5707963267949) translate (42.475cm 41.2cm)">
          <draw:text-box>
            <text:p text:style-name="P4"><text:span text:style-name="T2">OpTemperaturem</text:span></text:p>
          </draw:text-box>
        </draw:frame>
        <draw:frame draw:style-name="gr7" draw:text-style-name="P7" draw:layer="layout" svg:width="3.9cm" svg:height="0.725cm" draw:transform="rotate (1.5707963267949) translate (43.175cm 41.2cm)">
          <draw:text-box>
            <text:p text:style-name="P4"><text:span text:style-name="T2">Pmax</text:span></text:p>
          </draw:text-box>
        </draw:frame>
        <draw:frame draw:style-name="gr7" draw:text-style-name="P7" draw:layer="layout" svg:width="3.9cm" svg:height="0.725cm" draw:transform="rotate (1.5707963267949) translate (43.875cm 41.2cm)">
          <draw:text-box>
            <text:p text:style-name="P4"><text:span text:style-name="T2">TC</text:span></text:p>
          </draw:text-box>
        </draw:frame>
        <draw:frame draw:style-name="gr7" draw:text-style-name="P7" draw:layer="layout" svg:width="3.9cm" svg:height="0.725cm" draw:transform="rotate (1.5707963267949) translate (44.575cm 41.2cm)">
          <draw:text-box>
            <text:p text:style-name="P4"><text:span text:style-name="T2">HelpURL</text:span></text:p>
          </draw:text-box>
        </draw:frame>
        <draw:frame draw:style-name="gr7" draw:text-style-name="P7" draw:layer="layout" svg:width="3.9cm" svg:height="0.725cm" draw:transform="rotate (1.5707963267949) translate (45.275cm 41.2cm)">
          <draw:text-box>
            <text:p text:style-name="P4"><text:span text:style-name="T2">RevNotes</text:span></text:p>
          </draw:text-box>
        </draw:frame>
        <draw:line draw:style-name="gr6" draw:text-style-name="P6" draw:layer="layout" svg:x1="47.4cm" svg:y1="37.3cm" svg:x2="47.4cm" svg:y2="41.2cm">
          <text:p/>
        </draw:line>
        <draw:line draw:style-name="gr6" draw:text-style-name="P6" draw:layer="layout" svg:x1="48.1cm" svg:y1="37.3cm" svg:x2="48.1cm" svg:y2="41.2cm">
          <text:p/>
        </draw:line>
        <draw:line draw:style-name="gr6" draw:text-style-name="P6" draw:layer="layout" svg:x1="48.8cm" svg:y1="37.3cm" svg:x2="48.8cm" svg:y2="41.2cm">
          <text:p/>
        </draw:line>
        <draw:line draw:style-name="gr6" draw:text-style-name="P6" draw:layer="layout" svg:x1="49.5cm" svg:y1="37.3cm" svg:x2="49.5cm" svg:y2="41.2cm">
          <text:p/>
        </draw:line>
        <draw:line draw:style-name="gr6" draw:text-style-name="P6" draw:layer="layout" svg:x1="50.2cm" svg:y1="37.3cm" svg:x2="50.2cm" svg:y2="41.2cm">
          <text:p/>
        </draw:line>
        <draw:line draw:style-name="gr6" draw:text-style-name="P6" draw:layer="layout" svg:x1="50.9cm" svg:y1="37.3cm" svg:x2="50.9cm" svg:y2="41.2cm">
          <text:p/>
        </draw:line>
        <draw:line draw:style-name="gr6" draw:text-style-name="P6" draw:layer="layout" svg:x1="51.6cm" svg:y1="37.3cm" svg:x2="51.6cm" svg:y2="41.2cm">
          <text:p/>
        </draw:line>
        <draw:line draw:style-name="gr6" draw:text-style-name="P6" draw:layer="layout" svg:x1="52.3cm" svg:y1="37.3cm" svg:x2="52.3cm" svg:y2="41.2cm">
          <text:p/>
        </draw:line>
        <draw:line draw:style-name="gr6" draw:text-style-name="P6" draw:layer="layout" svg:x1="53cm" svg:y1="37.3cm" svg:x2="53cm" svg:y2="41.2cm">
          <text:p/>
        </draw:line>
        <draw:frame draw:style-name="gr7" draw:text-style-name="P7" draw:layer="layout" svg:width="3.9cm" svg:height="0.725cm" draw:transform="rotate (1.5707963267949) translate (46cm 41.2cm)">
          <draw:text-box>
            <text:p text:style-name="P4"><text:span text:style-name="T2">Discontinued</text:span></text:p>
          </draw:text-box>
        </draw:frame>
        <draw:frame draw:style-name="gr7" draw:text-style-name="P7" draw:layer="layout" svg:width="3.9cm" svg:height="0.725cm" draw:transform="rotate (1.5707963267949) translate (46.7cm 41.2cm)">
          <draw:text-box>
            <text:p text:style-name="P4"><text:span text:style-name="T2">Description</text:span></text:p>
          </draw:text-box>
        </draw:frame>
        <draw:frame draw:style-name="gr7" draw:text-style-name="P7" draw:layer="layout" svg:width="3.9cm" svg:height="0.725cm" draw:transform="rotate (1.5707963267949) translate (47.375cm 41.2cm)">
          <draw:text-box>
            <text:p text:style-name="P4"><text:span text:style-name="T2">Notes</text:span></text:p>
          </draw:text-box>
        </draw:frame>
        <draw:frame draw:style-name="gr7" draw:text-style-name="P7" draw:layer="layout" svg:width="3.9cm" svg:height="0.725cm" draw:transform="rotate (1.5707963267949) translate (48.1cm 41.2cm)">
          <draw:text-box>
            <text:p text:style-name="P4"><text:span text:style-name="T2">Modify Date</text:span></text:p>
          </draw:text-box>
        </draw:frame>
        <draw:frame draw:style-name="gr7" draw:text-style-name="P7" draw:layer="layout" svg:width="3.9cm" svg:height="0.725cm" draw:transform="rotate (1.5707963267949) translate (49.475cm 41.2cm)">
          <draw:text-box>
            <text:p text:style-name="P4"><text:span text:style-name="T2">deleted</text:span></text:p>
          </draw:text-box>
        </draw:frame>
        <draw:frame draw:style-name="gr7" draw:text-style-name="P7" draw:layer="layout" svg:width="3.9cm" svg:height="0.725cm" draw:transform="rotate (1.5707963267949) translate (50.175cm 41.2cm)">
          <draw:text-box>
            <text:p text:style-name="P4"><text:span text:style-name="T2">prefix</text:span></text:p>
          </draw:text-box>
        </draw:frame>
        <draw:frame draw:style-name="gr7" draw:text-style-name="P7" draw:layer="layout" svg:width="3.9cm" svg:height="0.725cm" draw:transform="rotate (1.5707963267949) translate (50.875cm 41.2cm)">
          <draw:text-box>
            <text:p text:style-name="P4"><text:span text:style-name="T2">isSMD</text:span></text:p>
          </draw:text-box>
        </draw:frame>
        <draw:frame draw:style-name="gr7" draw:text-style-name="P7" draw:layer="layout" svg:width="3.9cm" svg:height="0.725cm" draw:transform="rotate (1.5707963267949) translate (51.575cm 41.2cm)">
          <draw:text-box>
            <text:p text:style-name="P4"><text:span text:style-name="T2">Nominal</text:span></text:p>
          </draw:text-box>
        </draw:frame>
        <draw:custom-shape draw:style-name="gr9" draw:text-style-name="P9" draw:layer="layout" svg:width="0.7cm" svg:height="3.9cm" svg:x="52.3cm" svg:y="37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7cm" svg:height="3.9cm" svg:x="48.8cm" svg:y="37.3cm">
          <text:p/>
          <draw:enhanced-geometry svg:viewBox="0 0 21600 21600" draw:type="rectangle" draw:enhanced-path="M 0 0 L 21600 0 21600 21600 0 21600 0 0 Z N"/>
        </draw:custom-shape>
        <draw:frame draw:style-name="gr7" draw:text-style-name="P7" xml:id="id10" draw:id="id10" draw:layer="layout" svg:width="3.9cm" svg:height="0.725cm" draw:transform="rotate (1.5707963267949) translate (52.3cm 41.2cm)">
          <draw:text-box>
            <text:p text:style-name="P4"><text:span text:style-name="T2">Unit</text:span></text:p>
          </draw:text-box>
        </draw:frame>
        <draw:frame draw:style-name="gr7" draw:text-style-name="P7" xml:id="id8" draw:id="id8" draw:layer="layout" svg:width="3.9cm" svg:height="0.725cm" draw:transform="rotate (1.5707963267949) translate (48.775cm 41.2cm)">
          <draw:text-box>
            <text:p text:style-name="P4"><text:span text:style-name="T2">Creator</text:span></text:p>
          </draw:text-box>
        </draw:frame>
        <draw:line draw:style-name="gr6" draw:text-style-name="P6" draw:layer="layout" svg:x1="62.2cm" svg:y1="41.1cm" svg:x2="62.2cm" svg:y2="44.4cm">
          <text:p/>
        </draw:line>
        <draw:line draw:style-name="gr6" draw:text-style-name="P6" draw:layer="layout" svg:x1="62.9cm" svg:y1="41.1cm" svg:x2="62.9cm" svg:y2="44.4cm">
          <text:p/>
        </draw:line>
        <draw:line draw:style-name="gr6" draw:text-style-name="P6" draw:layer="layout" svg:x1="63.6cm" svg:y1="41.1cm" svg:x2="63.6cm" svg:y2="44.4cm">
          <text:p/>
        </draw:line>
        <draw:line draw:style-name="gr6" draw:text-style-name="P6" draw:layer="layout" svg:x1="64.3cm" svg:y1="41.1cm" svg:x2="64.3cm" svg:y2="44.4cm">
          <text:p/>
        </draw:line>
        <draw:line draw:style-name="gr6" draw:text-style-name="P6" draw:layer="layout" svg:x1="65cm" svg:y1="41.1cm" svg:x2="65cm" svg:y2="44.4cm">
          <text:p/>
        </draw:line>
        <draw:line draw:style-name="gr6" draw:text-style-name="P6" draw:layer="layout" svg:x1="65.7cm" svg:y1="41.1cm" svg:x2="65.7cm" svg:y2="44.4cm">
          <text:p/>
        </draw:line>
        <draw:line draw:style-name="gr6" draw:text-style-name="P6" draw:layer="layout" svg:x1="66.4cm" svg:y1="41.1cm" svg:x2="66.4cm" svg:y2="44.4cm">
          <text:p/>
        </draw:line>
        <draw:frame draw:style-name="gr7" draw:text-style-name="P7" draw:layer="layout" svg:width="3.3cm" svg:height="0.725cm" draw:transform="rotate (1.5707963267949) translate (62.9cm 44.4cm)">
          <draw:text-box>
            <text:p text:style-name="P4"><text:span text:style-name="T2">personel</text:span></text:p>
          </draw:text-box>
        </draw:frame>
        <draw:custom-shape draw:style-name="gr8" draw:text-style-name="P8" draw:layer="layout" svg:width="0.7cm" svg:height="3.3cm" svg:x="62.2cm" svg:y="41.1cm">
          <text:p/>
          <draw:enhanced-geometry svg:viewBox="0 0 21600 21600" draw:type="rectangle" draw:enhanced-path="M 0 0 L 21600 0 21600 21600 0 21600 0 0 Z N"/>
        </draw:custom-shape>
        <draw:frame draw:style-name="gr7" draw:text-style-name="P7" xml:id="id9" draw:id="id9" draw:layer="layout" svg:width="3.3cm" svg:height="0.725cm" draw:transform="rotate (1.5707963267949) translate (62.2cm 44.4cm)">
          <draw:text-box>
            <text:p text:style-name="P4"><text:span text:style-name="T2">idpersonel</text:span></text:p>
          </draw:text-box>
        </draw:frame>
        <draw:line draw:style-name="gr6" draw:text-style-name="P6" draw:layer="layout" svg:x1="67.1cm" svg:y1="41.1cm" svg:x2="67.1cm" svg:y2="44.4cm">
          <text:p/>
        </draw:line>
        <draw:frame draw:style-name="gr7" draw:text-style-name="P7" draw:layer="layout" svg:width="3.3cm" svg:height="0.725cm" draw:transform="rotate (1.5707963267949) translate (63.6cm 44.4cm)">
          <draw:text-box>
            <text:p text:style-name="P4"><text:span text:style-name="T2">login</text:span></text:p>
          </draw:text-box>
        </draw:frame>
        <draw:line draw:style-name="gr6" draw:text-style-name="P6" draw:layer="layout" svg:x1="61.5cm" svg:y1="41.1cm" svg:x2="68.5cm" svg:y2="41.1cm">
          <text:p/>
        </draw:line>
        <draw:line draw:style-name="gr6" draw:text-style-name="P6" draw:layer="layout" svg:x1="67.8cm" svg:y1="41.1cm" svg:x2="67.8cm" svg:y2="44.4cm">
          <text:p/>
        </draw:line>
        <draw:frame draw:style-name="gr7" draw:text-style-name="P7" draw:layer="layout" svg:width="3.3cm" svg:height="0.725cm" draw:transform="rotate (1.5707963267949) translate (67.075cm 44.4cm)">
          <draw:text-box>
            <text:p text:style-name="P4"><text:span text:style-name="T2">deleted</text:span></text:p>
          </draw:text-box>
        </draw:frame>
        <draw:frame draw:style-name="gr7" draw:text-style-name="P7" draw:layer="layout" svg:width="3.3cm" svg:height="0.725cm" draw:transform="rotate (1.5707963267949) translate (64.3cm 44.4cm)">
          <draw:text-box>
            <text:p text:style-name="P4"><text:span text:style-name="T2">psw</text:span></text:p>
          </draw:text-box>
        </draw:frame>
        <draw:frame draw:style-name="gr7" draw:text-style-name="P7" draw:layer="layout" svg:width="3.3cm" svg:height="0.725cm" draw:transform="rotate (1.5707963267949) translate (66.4cm 44.4cm)">
          <draw:text-box>
            <text:p text:style-name="P4"><text:span text:style-name="T2">date</text:span></text:p>
          </draw:text-box>
          <draw:glue-point draw:id="4" svg:x="0.524cm" svg:y="5cm"/>
        </draw:frame>
        <draw:custom-shape draw:style-name="gr9" draw:text-style-name="P9" draw:layer="layout" svg:width="0.7cm" svg:height="3.3cm" svg:x="65.7cm" svg:y="41.1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5.9cm" svg:height="0.738cm" svg:x="62cm" svg:y="40.4cm">
          <draw:text-box>
            <text:p text:style-name="P4"><text:span text:style-name="T1">personel</text:span></text:p>
          </draw:text-box>
        </draw:frame>
        <draw:frame draw:style-name="gr7" draw:text-style-name="P7" xml:id="id20" draw:id="id20" draw:layer="layout" svg:width="3.9cm" svg:height="0.725cm" draw:transform="rotate (1.5707963267949) translate (28.5cm 41.2cm)">
          <draw:text-box>
            <text:p text:style-name="P4"><text:span text:style-name="T2">idcapasitors</text:span></text:p>
          </draw:text-box>
        </draw:frame>
        <draw:connector draw:style-name="gr12" draw:text-style-name="P4" draw:layer="layout" svg:x1="49.137cm" svg:y1="41.2cm" svg:x2="62.562cm" svg:y2="44.4cm" draw:start-shape="id8" draw:start-glue-point="3" draw:end-shape="id9" draw:end-glue-point="3" svg:d="M49137 41200v3700h13425v-500" svg:viewBox="0 0 13426 3701">
          <text:p/>
        </draw:connector>
        <draw:connector draw:style-name="gr11" draw:text-style-name="P4" draw:layer="layout" svg:x1="52.662cm" svg:y1="41.2cm" svg:x2="59.162cm" svg:y2="31.4cm" draw:start-shape="id10" draw:start-glue-point="3" draw:end-shape="id6" draw:end-glue-point="3" svg:d="M52662 41200v500h6500v-10300" svg:viewBox="0 0 6501 10301">
          <text:p/>
        </draw:connector>
        <draw:frame draw:style-name="gr7" draw:text-style-name="P7" xml:id="id11" draw:id="id11" draw:layer="layout" svg:width="3.3cm" svg:height="0.725cm" draw:transform="rotate (1.5707963267949) translate (65.675cm 44.4cm)">
          <draw:text-box>
            <text:p text:style-name="P4"><text:span text:style-name="T2">idPers</text:span></text:p>
          </draw:text-box>
        </draw:frame>
        <draw:custom-shape draw:style-name="gr9" draw:text-style-name="P9" draw:layer="layout" svg:width="0.7cm" svg:height="3.3cm" svg:x="65cm" svg:y="41.1cm">
          <text:p/>
          <draw:enhanced-geometry svg:viewBox="0 0 21600 21600" draw:type="rectangle" draw:enhanced-path="M 0 0 L 21600 0 21600 21600 0 21600 0 0 Z N"/>
        </draw:custom-shape>
        <draw:frame draw:style-name="gr7" draw:text-style-name="P7" xml:id="id12" draw:id="id12" draw:layer="layout" svg:width="3.3cm" svg:height="0.725cm" draw:transform="rotate (1.5707963267949) translate (64.975cm 44.4cm)">
          <draw:text-box>
            <text:p text:style-name="P4"><text:span text:style-name="T2">group</text:span></text:p>
          </draw:text-box>
        </draw:frame>
        <draw:connector draw:style-name="gr13" draw:text-style-name="P4" draw:layer="layout" svg:x1="66.037cm" svg:y1="44.4cm" svg:x2="62.562cm" svg:y2="44.4cm" draw:start-shape="id11" draw:start-glue-point="3" draw:end-shape="id9" draw:end-glue-point="3" svg:d="M66037 44400v500h-3475v-500" svg:viewBox="0 0 3476 501">
          <text:p/>
        </draw:connector>
        <draw:custom-shape draw:style-name="gr2" draw:text-style-name="P2" draw:layer="layout" svg:width="3.6cm" svg:height="4cm" svg:x="69.8cm" svg:y="40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70.5cm" svg:y1="41.1cm" svg:x2="70.5cm" svg:y2="44.4cm">
          <text:p/>
        </draw:line>
        <draw:line draw:style-name="gr6" draw:text-style-name="P6" draw:layer="layout" svg:x1="71.2cm" svg:y1="41.1cm" svg:x2="71.2cm" svg:y2="44.4cm">
          <text:p/>
        </draw:line>
        <draw:line draw:style-name="gr6" draw:text-style-name="P6" draw:layer="layout" svg:x1="71.9cm" svg:y1="41.1cm" svg:x2="71.9cm" svg:y2="44.4cm">
          <text:p/>
        </draw:line>
        <draw:line draw:style-name="gr6" draw:text-style-name="P6" draw:layer="layout" svg:x1="72.6cm" svg:y1="41.1cm" svg:x2="72.6cm" svg:y2="44.4cm">
          <text:p/>
        </draw:line>
        <draw:frame draw:style-name="gr7" draw:text-style-name="P7" draw:layer="layout" svg:width="3.3cm" svg:height="0.725cm" draw:transform="rotate (1.5707963267949) translate (71.2cm 44.4cm)">
          <draw:text-box>
            <text:p text:style-name="P4"><text:span text:style-name="T2">alias</text:span></text:p>
          </draw:text-box>
        </draw:frame>
        <draw:custom-shape draw:style-name="gr8" draw:text-style-name="P8" draw:layer="layout" svg:width="0.7cm" svg:height="3.3cm" svg:x="70.5cm" svg:y="41.1cm">
          <text:p/>
          <draw:enhanced-geometry svg:viewBox="0 0 21600 21600" draw:type="rectangle" draw:enhanced-path="M 0 0 L 21600 0 21600 21600 0 21600 0 0 Z N"/>
        </draw:custom-shape>
        <draw:frame draw:style-name="gr7" draw:text-style-name="P7" xml:id="id13" draw:id="id13" draw:layer="layout" svg:width="3.3cm" svg:height="0.725cm" draw:transform="rotate (1.5707963267949) translate (70.5cm 44.4cm)">
          <draw:text-box>
            <text:p text:style-name="P4"><text:span text:style-name="T2">idgroups</text:span></text:p>
          </draw:text-box>
        </draw:frame>
        <draw:frame draw:style-name="gr7" draw:text-style-name="P7" draw:layer="layout" svg:width="3.3cm" svg:height="0.725cm" draw:transform="rotate (1.5707963267949) translate (71.9cm 44.4cm)">
          <draw:text-box>
            <text:p text:style-name="P4"><text:span text:style-name="T2">access</text:span></text:p>
          </draw:text-box>
        </draw:frame>
        <draw:line draw:style-name="gr6" draw:text-style-name="P6" draw:layer="layout" svg:x1="69.8cm" svg:y1="41.1cm" svg:x2="73.4cm" svg:y2="41.1cm">
          <text:p/>
        </draw:line>
        <draw:frame draw:style-name="gr5" draw:text-style-name="P5" draw:layer="layout" svg:width="2.5cm" svg:height="0.738cm" svg:x="70.3cm" svg:y="40.4cm">
          <draw:text-box>
            <text:p text:style-name="P4"><text:span text:style-name="T1">groups</text:span></text:p>
          </draw:text-box>
        </draw:frame>
        <draw:connector draw:style-name="gr14" draw:text-style-name="P4" draw:layer="layout" draw:line-skew="0.5cm" svg:x1="65.337cm" svg:y1="44.4cm" svg:x2="70.862cm" svg:y2="44.4cm" draw:start-shape="id12" draw:start-glue-point="3" draw:end-shape="id13" draw:end-glue-point="3" svg:d="M65337 44400v1000h5525v-1000" svg:viewBox="0 0 5526 1001">
          <text:p/>
        </draw:connector>
        <draw:custom-shape draw:style-name="gr15" draw:text-style-name="P1" draw:layer="layout" svg:width="9.7cm" svg:height="4cm" svg:x="31.1cm" svg:y="27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8cm" svg:height="0.738cm" svg:x="31.9cm" svg:y="27.4cm">
          <draw:text-box>
            <text:p text:style-name="P4"><text:span text:style-name="T1">nk</text:span></text:p>
          </draw:text-box>
        </draw:frame>
        <draw:line draw:style-name="gr6" draw:text-style-name="P6" draw:layer="layout" svg:x1="31.7cm" svg:y1="28.1cm" svg:x2="31.7cm" svg:y2="31.4cm">
          <text:p/>
        </draw:line>
        <draw:line draw:style-name="gr6" draw:text-style-name="P6" draw:layer="layout" svg:x1="32.4cm" svg:y1="28.1cm" svg:x2="32.4cm" svg:y2="31.4cm">
          <text:p/>
        </draw:line>
        <draw:line draw:style-name="gr6" draw:text-style-name="P6" draw:layer="layout" svg:x1="33.1cm" svg:y1="28.1cm" svg:x2="33.1cm" svg:y2="31.4cm">
          <text:p/>
        </draw:line>
        <draw:line draw:style-name="gr6" draw:text-style-name="P6" draw:layer="layout" svg:x1="33.8cm" svg:y1="28.1cm" svg:x2="33.8cm" svg:y2="31.4cm">
          <text:p/>
        </draw:line>
        <draw:line draw:style-name="gr6" draw:text-style-name="P6" draw:layer="layout" svg:x1="34.5cm" svg:y1="28.1cm" svg:x2="34.5cm" svg:y2="31.4cm">
          <text:p/>
        </draw:line>
        <draw:line draw:style-name="gr6" draw:text-style-name="P6" draw:layer="layout" svg:x1="35.2cm" svg:y1="28.1cm" svg:x2="35.2cm" svg:y2="31.4cm">
          <text:p/>
        </draw:line>
        <draw:line draw:style-name="gr6" draw:text-style-name="P6" draw:layer="layout" svg:x1="38.8cm" svg:y1="28.1cm" svg:x2="38.8cm" svg:y2="31.4cm">
          <text:p/>
        </draw:line>
        <draw:custom-shape draw:style-name="gr8" draw:text-style-name="P8" draw:layer="layout" svg:width="0.7cm" svg:height="3.3cm" svg:x="31.7cm" svg:y="2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xml:id="id25" draw:id="id25" draw:layer="layout" svg:width="3.3cm" svg:height="0.725cm" draw:transform="rotate (1.5707963267949) translate (31.7cm 31.4cm)">
          <draw:text-box>
            <text:p text:style-name="P4"><text:span text:style-name="T2">idnk</text:span></text:p>
          </draw:text-box>
        </draw:frame>
        <draw:line draw:style-name="gr6" draw:text-style-name="P6" draw:layer="layout" svg:x1="39.5cm" svg:y1="28.1cm" svg:x2="39.5cm" svg:y2="31.4cm">
          <text:p/>
        </draw:line>
        <draw:custom-shape draw:style-name="gr9" draw:text-style-name="P9" draw:layer="layout" svg:width="0.7cm" svg:height="3.3cm" svg:x="33.1cm" svg:y="2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xml:id="id14" draw:id="id14" draw:layer="layout" svg:width="3.3cm" svg:height="0.725cm" draw:transform="rotate (1.5707963267949) translate (33.1cm 31.4cm)">
          <draw:text-box>
            <text:p text:style-name="P4"><text:span text:style-name="T2">idmanuf</text:span></text:p>
          </draw:text-box>
        </draw:frame>
        <draw:line draw:style-name="gr6" draw:text-style-name="P6" draw:layer="layout" svg:x1="31.1cm" svg:y1="28.1cm" svg:x2="40.8cm" svg:y2="28.1cm">
          <text:p/>
        </draw:line>
        <draw:line draw:style-name="gr6" draw:text-style-name="P6" draw:layer="layout" svg:x1="40.2cm" svg:y1="28.1cm" svg:x2="40.2cm" svg:y2="31.4cm">
          <text:p/>
        </draw:line>
        <draw:frame draw:style-name="gr7" draw:text-style-name="P7" draw:layer="layout" svg:width="3.3cm" svg:height="0.725cm" draw:transform="rotate (1.5707963267949) translate (39.475cm 31.4cm)">
          <draw:text-box>
            <text:p text:style-name="P4"><text:span text:style-name="T2">deleted</text:span></text:p>
          </draw:text-box>
        </draw:frame>
        <draw:frame draw:style-name="gr7" draw:text-style-name="P7" draw:layer="layout" svg:width="3.3cm" svg:height="0.725cm" draw:transform="rotate (1.5707963267949) translate (33.8cm 31.4cm)">
          <draw:text-box>
            <text:p text:style-name="P4"><text:span text:style-name="T2">nk</text:span></text:p>
          </draw:text-box>
        </draw:frame>
        <draw:frame draw:style-name="gr7" draw:text-style-name="P7" draw:layer="layout" svg:width="3.3cm" svg:height="0.725cm" draw:transform="rotate (1.5707963267949) translate (38.8cm 31.4cm)">
          <draw:text-box>
            <text:p text:style-name="P4"><text:span text:style-name="T2">date</text:span></text:p>
          </draw:text-box>
          <draw:glue-point draw:id="4" svg:x="0.524cm" svg:y="5cm"/>
        </draw:frame>
        <draw:line draw:style-name="gr6" draw:text-style-name="P6" draw:layer="layout" svg:x1="35.225cm" svg:y1="28.1cm" svg:x2="35.225cm" svg:y2="31.4cm">
          <text:p/>
        </draw:line>
        <draw:line draw:style-name="gr6" draw:text-style-name="P6" draw:layer="layout" svg:x1="35.925cm" svg:y1="28.1cm" svg:x2="35.925cm" svg:y2="31.4cm">
          <text:p/>
        </draw:line>
        <draw:line draw:style-name="gr6" draw:text-style-name="P6" draw:layer="layout" svg:x1="35.925cm" svg:y1="28.1cm" svg:x2="35.925cm" svg:y2="31.4cm">
          <text:p/>
        </draw:line>
        <draw:line draw:style-name="gr6" draw:text-style-name="P6" draw:layer="layout" svg:x1="36.625cm" svg:y1="28.1cm" svg:x2="36.625cm" svg:y2="31.4cm">
          <text:p/>
        </draw:line>
        <draw:custom-shape draw:style-name="gr9" draw:text-style-name="P9" draw:layer="layout" svg:width="0.7cm" svg:height="3.3cm" svg:x="32.4cm" svg:y="2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xml:id="id17" draw:id="id17" draw:layer="layout" svg:width="3.3cm" svg:height="0.725cm" draw:transform="rotate (1.5707963267949) translate (32.4cm 31.4cm)">
          <draw:text-box>
            <text:p text:style-name="P4"><text:span text:style-name="T2">idclasses</text:span></text:p>
          </draw:text-box>
        </draw:frame>
        <draw:custom-shape draw:style-name="gr9" draw:text-style-name="P9" draw:layer="layout" svg:width="0.7cm" svg:height="3.3cm" svg:x="34.5cm" svg:y="2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xml:id="id18" draw:id="id18" draw:layer="layout" svg:width="3.3cm" svg:height="0.725cm" draw:transform="rotate (1.5707963267949) translate (34.475cm 31.4cm)">
          <draw:text-box>
            <text:p text:style-name="P4"><text:span text:style-name="T2">idalt</text:span></text:p>
          </draw:text-box>
        </draw:frame>
        <draw:custom-shape draw:style-name="gr9" draw:text-style-name="P9" draw:layer="layout" svg:width="0.7cm" svg:height="3.3cm" svg:x="35.2cm" svg:y="2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3.3cm" svg:height="0.725cm" draw:transform="rotate (1.5707963267949) translate (35.2cm 31.4cm)">
          <draw:text-box>
            <text:p text:style-name="P4"><text:span text:style-name="T2">idsldw</text:span></text:p>
          </draw:text-box>
        </draw:frame>
        <draw:custom-shape draw:style-name="gr9" draw:text-style-name="P9" draw:layer="layout" svg:width="0.7cm" svg:height="3.3cm" svg:x="35.9cm" svg:y="2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3.3cm" svg:height="0.725cm" draw:transform="rotate (1.5707963267949) translate (35.9cm 31.4cm)">
          <draw:text-box>
            <text:p text:style-name="P4"><text:span text:style-name="T2">idsmge</text:span></text:p>
          </draw:text-box>
        </draw:frame>
        <draw:custom-shape draw:style-name="gr9" draw:text-style-name="P9" draw:layer="layout" svg:width="0.8cm" svg:height="3.3cm" svg:x="38cm" svg:y="2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xml:id="id21" draw:id="id21" draw:layer="layout" svg:width="3.3cm" svg:height="0.725cm" draw:transform="rotate (1.5707963267949) translate (38.075cm 31.4cm)">
          <draw:text-box>
            <text:p text:style-name="P4"><text:span text:style-name="T2">idpersonel</text:span></text:p>
          </draw:text-box>
        </draw:frame>
        <draw:custom-shape draw:style-name="gr4" draw:text-style-name="P1" draw:layer="layout" svg:width="5.6cm" svg:height="4cm" svg:x="18.1cm" svg:y="27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4.3cm" svg:height="0.738cm" svg:x="18.7cm" svg:y="27.4cm">
          <draw:text-box>
            <text:p text:style-name="P4"><text:span text:style-name="T1">manuf</text:span></text:p>
          </draw:text-box>
        </draw:frame>
        <draw:line draw:style-name="gr6" draw:text-style-name="P6" draw:layer="layout" svg:x1="18.7cm" svg:y1="28.1cm" svg:x2="18.7cm" svg:y2="31.4cm">
          <text:p/>
        </draw:line>
        <draw:line draw:style-name="gr6" draw:text-style-name="P6" draw:layer="layout" svg:x1="19.4cm" svg:y1="28.1cm" svg:x2="19.4cm" svg:y2="31.4cm">
          <text:p/>
        </draw:line>
        <draw:line draw:style-name="gr6" draw:text-style-name="P6" draw:layer="layout" svg:x1="20.1cm" svg:y1="28.1cm" svg:x2="20.1cm" svg:y2="31.4cm">
          <text:p/>
        </draw:line>
        <draw:line draw:style-name="gr6" draw:text-style-name="P6" draw:layer="layout" svg:x1="20.8cm" svg:y1="28.1cm" svg:x2="20.8cm" svg:y2="31.4cm">
          <text:p/>
        </draw:line>
        <draw:frame draw:style-name="gr7" draw:text-style-name="P7" draw:layer="layout" svg:width="3.3cm" svg:height="0.725cm" draw:transform="rotate (1.5707963267949) translate (19.4cm 31.4cm)">
          <draw:text-box>
            <text:p text:style-name="P4"><text:span text:style-name="T2">manuf</text:span></text:p>
          </draw:text-box>
        </draw:frame>
        <draw:custom-shape draw:style-name="gr8" draw:text-style-name="P8" draw:layer="layout" svg:width="0.7cm" svg:height="3.3cm" svg:x="18.7cm" svg:y="28.1cm">
          <text:p/>
          <draw:enhanced-geometry svg:viewBox="0 0 21600 21600" draw:type="rectangle" draw:enhanced-path="M 0 0 L 21600 0 21600 21600 0 21600 0 0 Z N"/>
        </draw:custom-shape>
        <draw:frame draw:style-name="gr7" draw:text-style-name="P7" xml:id="id15" draw:id="id15" draw:layer="layout" svg:width="3.3cm" svg:height="0.725cm" draw:transform="rotate (1.5707963267949) translate (18.7cm 31.4cm)">
          <draw:text-box>
            <text:p text:style-name="P4"><text:span text:style-name="T2">idmanuf</text:span></text:p>
          </draw:text-box>
        </draw:frame>
        <draw:frame draw:style-name="gr7" draw:text-style-name="P7" draw:layer="layout" svg:width="3.3cm" svg:height="0.725cm" draw:transform="rotate (1.5707963267949) translate (20.1cm 31.4cm)">
          <draw:text-box>
            <text:p text:style-name="P4"><text:span text:style-name="T2">www</text:span></text:p>
          </draw:text-box>
        </draw:frame>
        <draw:line draw:style-name="gr6" draw:text-style-name="P6" draw:layer="layout" svg:x1="18.1cm" svg:y1="28.1cm" svg:x2="23.7cm" svg:y2="28.1cm">
          <text:p/>
        </draw:line>
        <draw:line draw:style-name="gr6" draw:text-style-name="P6" draw:layer="layout" svg:x1="21.6cm" svg:y1="28.1cm" svg:x2="21.6cm" svg:y2="31.4cm">
          <text:p/>
        </draw:line>
        <draw:line draw:style-name="gr6" draw:text-style-name="P6" draw:layer="layout" svg:x1="22.3cm" svg:y1="28.1cm" svg:x2="22.3cm" svg:y2="31.4cm">
          <text:p/>
        </draw:line>
        <draw:line draw:style-name="gr6" draw:text-style-name="P6" draw:layer="layout" svg:x1="23cm" svg:y1="28.1cm" svg:x2="23cm" svg:y2="31.4cm">
          <text:p/>
        </draw:line>
        <draw:frame draw:style-name="gr7" draw:text-style-name="P7" draw:layer="layout" svg:width="3.3cm" svg:height="0.725cm" draw:transform="rotate (1.5707963267949) translate (22.275cm 31.4cm)">
          <draw:text-box>
            <text:p text:style-name="P4"><text:span text:style-name="T2">deleted</text:span></text:p>
          </draw:text-box>
        </draw:frame>
        <draw:frame draw:style-name="gr7" draw:text-style-name="P7" draw:layer="layout" svg:width="3.3cm" svg:height="0.725cm" draw:transform="rotate (1.5707963267949) translate (21.575cm 31.4cm)">
          <draw:text-box>
            <text:p text:style-name="P4"><text:span text:style-name="T2">date</text:span></text:p>
          </draw:text-box>
          <draw:glue-point draw:id="4" svg:x="0.524cm" svg:y="5cm"/>
        </draw:frame>
        <draw:custom-shape draw:style-name="gr9" draw:text-style-name="P9" draw:layer="layout" svg:width="0.8cm" svg:height="3.3cm" svg:x="20.8cm" svg:y="2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xml:id="id16" draw:id="id16" draw:layer="layout" svg:width="3.3cm" svg:height="0.725cm" draw:transform="rotate (1.5707963267949) translate (20.875cm 31.4cm)">
          <draw:text-box>
            <text:p text:style-name="P4"><text:span text:style-name="T2">idpersonel</text:span></text:p>
          </draw:text-box>
        </draw:frame>
        <draw:connector draw:style-name="gr11" draw:text-style-name="P4" draw:layer="layout" draw:line-skew="0.5cm" svg:x1="33.462cm" svg:y1="31.4cm" svg:x2="19.062cm" svg:y2="31.4cm" draw:start-shape="id14" draw:start-glue-point="3" draw:end-shape="id15" draw:end-glue-point="3" svg:d="M33462 31400v1000h-14400v-1000" svg:viewBox="0 0 14401 1001">
          <text:p/>
        </draw:connector>
        <draw:connector draw:style-name="gr12" draw:text-style-name="P4" draw:layer="layout" svg:x1="21.237cm" svg:y1="31.4cm" svg:x2="62.562cm" svg:y2="44.4cm" draw:start-shape="id16" draw:start-glue-point="3" draw:end-shape="id9" draw:end-glue-point="3" svg:d="M21237 31400v13500h41325v-500" svg:viewBox="0 0 41326 13501">
          <text:p/>
        </draw:connector>
        <draw:connector draw:style-name="gr11" draw:text-style-name="P4" draw:layer="layout" svg:x1="32.762cm" svg:y1="31.4cm" svg:x2="44.362cm" svg:y2="31.4cm" draw:start-shape="id17" draw:start-glue-point="3" draw:end-shape="id3" draw:end-glue-point="3" svg:d="M32762 31400v500h11600v-500" svg:viewBox="0 0 11601 501">
          <text:p/>
        </draw:connector>
        <draw:connector draw:style-name="gr16" draw:text-style-name="P4" xml:id="id19" draw:id="id19" draw:layer="layout" svg:x1="34.837cm" svg:y1="31.4cm" svg:x2="27.133cm" svg:y2="35.317cm" draw:start-shape="id18" draw:start-glue-point="3" svg:d="M34837 31400v2209h-7704v1708" svg:viewBox="0 0 7705 3918">
          <text:p/>
        </draw:connector>
        <draw:connector draw:style-name="gr16" draw:text-style-name="P4" draw:layer="layout" svg:x1="27.133cm" svg:y1="35.317cm" svg:x2="28.862cm" svg:y2="41.2cm" draw:start-shape="id19" draw:start-glue-point="3" draw:end-shape="id20" draw:end-glue-point="3" svg:d="M27133 35317v6383h1729v-500" svg:viewBox="0 0 1730 6384">
          <text:p/>
        </draw:connector>
        <draw:connector draw:style-name="gr12" draw:text-style-name="P4" xml:id="id22" draw:id="id22" draw:layer="layout" svg:x1="38.437cm" svg:y1="31.4cm" svg:x2="55.258cm" svg:y2="34.391cm" draw:start-shape="id21" draw:start-glue-point="3" svg:d="M38437 31400v1746h16821v1245" svg:viewBox="0 0 16822 2992">
          <text:p/>
        </draw:connector>
        <draw:connector draw:style-name="gr12" draw:text-style-name="P4" draw:layer="layout" svg:x1="55.258cm" svg:y1="34.391cm" svg:x2="62.562cm" svg:y2="44.4cm" draw:start-shape="id22" draw:start-glue-point="3" draw:end-shape="id9" draw:end-glue-point="3" svg:d="M55258 34391v10509h7304v-500" svg:viewBox="0 0 7305 10510">
          <text:p/>
        </draw:connector>
        <draw:frame draw:style-name="gr5" draw:text-style-name="P5" draw:layer="layout" svg:width="6.8cm" svg:height="0.738cm" svg:x="32.1cm" svg:y="18.9cm">
          <draw:text-box>
            <text:p text:style-name="P4"><text:span text:style-name="T1">flow</text:span></text:p>
          </draw:text-box>
        </draw:frame>
        <draw:line draw:style-name="gr6" draw:text-style-name="P6" draw:layer="layout" svg:x1="32.4cm" svg:y1="19.6cm" svg:x2="32.4cm" svg:y2="22.9cm">
          <text:p/>
        </draw:line>
        <draw:line draw:style-name="gr6" draw:text-style-name="P6" draw:layer="layout" svg:x1="33.1cm" svg:y1="19.6cm" svg:x2="33.1cm" svg:y2="22.9cm">
          <text:p/>
        </draw:line>
        <draw:line draw:style-name="gr6" draw:text-style-name="P6" draw:layer="layout" svg:x1="33.8cm" svg:y1="19.6cm" svg:x2="33.8cm" svg:y2="22.9cm">
          <text:p/>
        </draw:line>
        <draw:line draw:style-name="gr6" draw:text-style-name="P6" draw:layer="layout" svg:x1="34.5cm" svg:y1="19.6cm" svg:x2="34.5cm" svg:y2="22.9cm">
          <text:p/>
        </draw:line>
        <draw:line draw:style-name="gr6" draw:text-style-name="P6" draw:layer="layout" svg:x1="35.2cm" svg:y1="19.6cm" svg:x2="35.2cm" svg:y2="22.9cm">
          <text:p/>
        </draw:line>
        <draw:line draw:style-name="gr6" draw:text-style-name="P6" draw:layer="layout" svg:x1="35.9cm" svg:y1="19.6cm" svg:x2="35.9cm" svg:y2="22.9cm">
          <text:p/>
        </draw:line>
        <draw:line draw:style-name="gr6" draw:text-style-name="P6" draw:layer="layout" svg:x1="36.6cm" svg:y1="19.6cm" svg:x2="36.6cm" svg:y2="22.9cm">
          <text:p/>
        </draw:line>
        <draw:custom-shape draw:style-name="gr8" draw:text-style-name="P8" draw:layer="layout" svg:width="0.7cm" svg:height="3.3cm" svg:x="32.4cm" svg:y="19.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3cm" svg:height="0.725cm" draw:transform="rotate (1.5707963267949) translate (32.4cm 22.9cm)">
          <draw:text-box>
            <text:p text:style-name="P4"><text:span text:style-name="T2">idflow</text:span></text:p>
          </draw:text-box>
        </draw:frame>
        <draw:frame draw:style-name="gr7" draw:text-style-name="P7" draw:layer="layout" svg:width="3.3cm" svg:height="0.725cm" draw:transform="rotate (1.5707963267949) translate (33.8cm 22.9cm)">
          <draw:text-box>
            <text:p text:style-name="P4"><text:span text:style-name="T2">quantity</text:span></text:p>
          </draw:text-box>
        </draw:frame>
        <draw:custom-shape draw:style-name="gr9" draw:text-style-name="P9" draw:layer="layout" svg:width="0.7cm" svg:height="3.3cm" svg:x="33.1cm" svg:y="1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31.8cm" svg:y1="19.6cm" svg:x2="39.4cm" svg:y2="19.6cm">
          <text:p/>
        </draw:line>
        <draw:frame draw:style-name="gr7" draw:text-style-name="P7" draw:layer="layout" svg:width="3.3cm" svg:height="0.725cm" draw:transform="rotate (1.5707963267949) translate (34.5cm 22.9cm)">
          <draw:text-box>
            <text:p text:style-name="P4"><text:span text:style-name="T2">price</text:span></text:p>
          </draw:text-box>
        </draw:frame>
        <draw:custom-shape draw:style-name="gr9" draw:text-style-name="P9" draw:layer="layout" svg:width="0.7cm" svg:height="3.3cm" svg:x="35.2cm" svg:y="1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xml:id="id28" draw:id="id28" draw:layer="layout" svg:width="3.3cm" svg:height="0.725cm" draw:transform="rotate (1.5707963267949) translate (35.175cm 22.9cm)">
          <draw:text-box>
            <text:p text:style-name="P4"><text:span text:style-name="T2">iddocuments</text:span></text:p>
          </draw:text-box>
        </draw:frame>
        <draw:line draw:style-name="gr6" draw:text-style-name="P6" draw:layer="layout" svg:x1="37.4cm" svg:y1="19.6cm" svg:x2="37.4cm" svg:y2="22.9cm">
          <text:p/>
        </draw:line>
        <draw:line draw:style-name="gr6" draw:text-style-name="P6" draw:layer="layout" svg:x1="38.1cm" svg:y1="19.6cm" svg:x2="38.1cm" svg:y2="22.9cm">
          <text:p/>
        </draw:line>
        <draw:line draw:style-name="gr6" draw:text-style-name="P6" draw:layer="layout" svg:x1="38.8cm" svg:y1="19.6cm" svg:x2="38.8cm" svg:y2="22.9cm">
          <text:p/>
        </draw:line>
        <draw:frame draw:style-name="gr7" draw:text-style-name="P7" draw:layer="layout" svg:width="3.3cm" svg:height="0.725cm" draw:transform="rotate (1.5707963267949) translate (38.075cm 22.9cm)">
          <draw:text-box>
            <text:p text:style-name="P4"><text:span text:style-name="T2">deleted</text:span></text:p>
          </draw:text-box>
        </draw:frame>
        <draw:line draw:style-name="gr6" draw:text-style-name="P6" draw:layer="layout" svg:x1="36.625cm" svg:y1="19.6cm" svg:x2="36.625cm" svg:y2="22.9cm">
          <text:p/>
        </draw:line>
        <draw:custom-shape draw:style-name="gr9" draw:text-style-name="P9" draw:layer="layout" svg:width="0.7cm" svg:height="3.3cm" svg:x="35.9cm" svg:y="1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xml:id="id33" draw:id="id33" draw:layer="layout" svg:width="3.3cm" svg:height="0.725cm" draw:transform="rotate (1.5707963267949) translate (35.875cm 22.9cm)">
          <draw:text-box>
            <text:p text:style-name="P4"><text:span text:style-name="T2">idwh</text:span></text:p>
          </draw:text-box>
        </draw:frame>
        <draw:frame draw:style-name="gr7" draw:text-style-name="P7" xml:id="id23" draw:id="id23" draw:layer="layout" svg:width="3.3cm" svg:height="0.725cm" draw:transform="rotate (1.5707963267949) translate (33.1cm 22.9cm)">
          <draw:text-box>
            <text:p text:style-name="P4"><text:span text:style-name="T2">idnk</text:span></text:p>
          </draw:text-box>
        </draw:frame>
        <draw:connector draw:style-name="gr17" draw:text-style-name="P4" xml:id="id38" draw:id="id38" draw:layer="layout" svg:x1="33.462cm" svg:y1="22.9cm" svg:x2="29.369cm" svg:y2="28.079cm" draw:start-shape="id23" draw:start-glue-point="3" draw:end-shape="id24" draw:end-glue-point="2" svg:d="M33462 22900v2577h-4093v2602" svg:viewBox="0 0 4094 5180">
          <text:p/>
        </draw:connector>
        <draw:connector draw:style-name="gr17" draw:text-style-name="P4" xml:id="id24" draw:id="id24" draw:layer="layout" svg:x1="29.369cm" svg:y1="28.079cm" svg:x2="32.062cm" svg:y2="31.4cm" draw:end-shape="id25" draw:end-glue-point="3" svg:d="M29369 28079v3821h2693v-500" svg:viewBox="0 0 2694 3822">
          <text:p/>
        </draw:connector>
        <draw:connector draw:style-name="gr12" draw:text-style-name="P4" draw:layer="layout" svg:x1="37.037cm" svg:y1="22.9cm" svg:x2="42.6cm" svg:y2="26.7cm" draw:end-shape="id26" draw:end-glue-point="2" svg:d="M37037 22900v1638h5563v2162" svg:viewBox="0 0 5564 3801">
          <text:p/>
        </draw:connector>
        <draw:connector draw:style-name="gr12" draw:text-style-name="P4" xml:id="id26" draw:id="id26" draw:layer="layout" svg:x1="42.6cm" svg:y1="26.7cm" svg:x2="42.598cm" svg:y2="33.149cm" svg:d="M42600 26700v3225h-2v3224" svg:viewBox="0 0 3 6450">
          <text:p/>
        </draw:connector>
        <draw:custom-shape draw:style-name="gr4" draw:text-style-name="P1" draw:layer="layout" svg:width="7.6cm" svg:height="4cm" svg:x="22cm" svg:y="18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6.8cm" svg:height="0.738cm" svg:x="22.3cm" svg:y="18.9cm">
          <draw:text-box>
            <text:p text:style-name="P4"><text:span text:style-name="T1">documentsi</text:span></text:p>
          </draw:text-box>
        </draw:frame>
        <draw:line draw:style-name="gr6" draw:text-style-name="P6" draw:layer="layout" svg:x1="22.6cm" svg:y1="19.6cm" svg:x2="22.6cm" svg:y2="22.9cm">
          <text:p/>
        </draw:line>
        <draw:line draw:style-name="gr6" draw:text-style-name="P6" draw:layer="layout" svg:x1="23.3cm" svg:y1="19.6cm" svg:x2="23.3cm" svg:y2="22.9cm">
          <text:p/>
        </draw:line>
        <draw:line draw:style-name="gr6" draw:text-style-name="P6" draw:layer="layout" svg:x1="24cm" svg:y1="19.6cm" svg:x2="24cm" svg:y2="22.9cm">
          <text:p/>
        </draw:line>
        <draw:line draw:style-name="gr6" draw:text-style-name="P6" draw:layer="layout" svg:x1="24.7cm" svg:y1="19.6cm" svg:x2="24.7cm" svg:y2="22.9cm">
          <text:p/>
        </draw:line>
        <draw:line draw:style-name="gr6" draw:text-style-name="P6" draw:layer="layout" svg:x1="25.4cm" svg:y1="19.6cm" svg:x2="25.4cm" svg:y2="22.9cm">
          <text:p/>
        </draw:line>
        <draw:line draw:style-name="gr6" draw:text-style-name="P6" draw:layer="layout" svg:x1="26.1cm" svg:y1="19.6cm" svg:x2="26.1cm" svg:y2="22.9cm">
          <text:p/>
        </draw:line>
        <draw:line draw:style-name="gr6" draw:text-style-name="P6" draw:layer="layout" svg:x1="26.8cm" svg:y1="19.6cm" svg:x2="26.8cm" svg:y2="22.9cm">
          <text:p/>
        </draw:line>
        <draw:custom-shape draw:style-name="gr8" draw:text-style-name="P8" draw:layer="layout" svg:width="0.7cm" svg:height="3.3cm" svg:x="22.6cm" svg:y="19.6cm">
          <text:p/>
          <draw:enhanced-geometry svg:viewBox="0 0 21600 21600" draw:type="rectangle" draw:enhanced-path="M 0 0 L 21600 0 21600 21600 0 21600 0 0 Z N"/>
        </draw:custom-shape>
        <draw:frame draw:style-name="gr7" draw:text-style-name="P7" xml:id="id29" draw:id="id29" draw:layer="layout" svg:width="3.3cm" svg:height="0.725cm" draw:transform="rotate (1.5707963267949) translate (22.6cm 22.9cm)">
          <draw:text-box>
            <text:p text:style-name="P4"><text:span text:style-name="T2">iddocuments</text:span></text:p>
          </draw:text-box>
        </draw:frame>
        <draw:line draw:style-name="gr6" draw:text-style-name="P6" draw:layer="layout" svg:x1="22cm" svg:y1="19.6cm" svg:x2="29.6cm" svg:y2="19.6cm">
          <text:p/>
        </draw:line>
        <draw:custom-shape draw:style-name="gr9" draw:text-style-name="P9" draw:layer="layout" svg:width="0.7cm" svg:height="3.3cm" svg:x="24cm" svg:y="1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out" svg:width="0.7cm" svg:height="3.3cm" svg:x="24.7cm" svg:y="1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27.6cm" svg:y1="19.6cm" svg:x2="27.6cm" svg:y2="22.9cm">
          <text:p/>
        </draw:line>
        <draw:line draw:style-name="gr6" draw:text-style-name="P6" draw:layer="layout" svg:x1="28.3cm" svg:y1="19.6cm" svg:x2="28.3cm" svg:y2="22.9cm">
          <text:p/>
        </draw:line>
        <draw:line draw:style-name="gr6" draw:text-style-name="P6" draw:layer="layout" svg:x1="29cm" svg:y1="19.6cm" svg:x2="29cm" svg:y2="22.9cm">
          <text:p/>
        </draw:line>
        <draw:frame draw:style-name="gr7" draw:text-style-name="P7" draw:layer="layout" svg:width="3.3cm" svg:height="0.725cm" draw:transform="rotate (1.5707963267949) translate (28.275cm 22.9cm)">
          <draw:text-box>
            <text:p text:style-name="P4"><text:span text:style-name="T2">deleted</text:span></text:p>
          </draw:text-box>
        </draw:frame>
        <draw:frame draw:style-name="gr7" draw:text-style-name="P7" draw:layer="layout" svg:width="3.3cm" svg:height="0.725cm" draw:transform="rotate (1.5707963267949) translate (27.6cm 22.9cm)">
          <draw:text-box>
            <text:p text:style-name="P4"><text:span text:style-name="T2">date</text:span></text:p>
          </draw:text-box>
          <draw:glue-point draw:id="4" svg:x="0.524cm" svg:y="5cm"/>
        </draw:frame>
        <draw:line draw:style-name="gr6" draw:text-style-name="P6" draw:layer="layout" svg:x1="26.825cm" svg:y1="19.6cm" svg:x2="26.825cm" svg:y2="22.9cm">
          <text:p/>
        </draw:line>
        <draw:custom-shape draw:style-name="gr9" draw:text-style-name="P9" draw:layer="layout" svg:width="0.8cm" svg:height="3.3cm" svg:x="26.8cm" svg:y="1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xml:id="id27" draw:id="id27" draw:layer="layout" svg:width="3.3cm" svg:height="0.725cm" draw:transform="rotate (1.5707963267949) translate (26.875cm 22.9cm)">
          <draw:text-box>
            <text:p text:style-name="P4"><text:span text:style-name="T2">idpers</text:span></text:p>
          </draw:text-box>
        </draw:frame>
        <draw:frame draw:style-name="gr7" draw:text-style-name="P7" draw:layer="layout" svg:width="3.3cm" svg:height="0.725cm" draw:transform="rotate (1.5707963267949) translate (26.075cm 22.9cm)">
          <draw:text-box>
            <text:p text:style-name="P4"><text:span text:style-name="T2">reason</text:span></text:p>
          </draw:text-box>
        </draw:frame>
        <draw:frame draw:style-name="gr7" draw:text-style-name="P7" draw:layer="layout" svg:width="3.3cm" svg:height="0.725cm" draw:transform="rotate (1.5707963267949) translate (23.3cm 22.9cm)">
          <draw:text-box>
            <text:p text:style-name="P4"><text:span text:style-name="T2">docnum</text:span></text:p>
          </draw:text-box>
        </draw:frame>
        <draw:connector draw:style-name="gr12" draw:text-style-name="P4" draw:layer="layout" svg:x1="27.237cm" svg:y1="22.9cm" svg:x2="42.6cm" svg:y2="26.7cm" draw:start-shape="id27" draw:start-glue-point="3" draw:end-shape="id26" draw:end-glue-point="2" svg:d="M27237 22900v1888h15363v1912" svg:viewBox="0 0 15364 3801">
          <text:p/>
        </draw:connector>
        <draw:frame draw:style-name="gr7" draw:text-style-name="P7" xml:id="id32" draw:id="id32" draw:layer="layout" svg:width="3.3cm" svg:height="0.725cm" draw:transform="rotate (1.5707963267949) translate (24.7cm 22.9cm)">
          <draw:text-box>
            <text:p text:style-name="P4"><text:span text:style-name="T2">idcustomer</text:span></text:p>
          </draw:text-box>
        </draw:frame>
        <draw:frame draw:style-name="gr7" draw:text-style-name="P7" xml:id="id30" draw:id="id30" draw:layer="layout" svg:width="3.3cm" svg:height="0.725cm" draw:transform="rotate (1.5707963267949) translate (24cm 22.9cm)">
          <draw:text-box>
            <text:p text:style-name="P4"><text:span text:style-name="T2">idsupplier</text:span></text:p>
          </draw:text-box>
        </draw:frame>
        <draw:connector draw:style-name="gr11" draw:text-style-name="P4" draw:layer="layout" svg:x1="35.537cm" svg:y1="22.9cm" svg:x2="22.962cm" svg:y2="22.9cm" draw:start-shape="id28" draw:start-glue-point="3" draw:end-shape="id29" draw:end-glue-point="3" svg:d="M35537 22900v500h-12575v-500" svg:viewBox="0 0 12576 501">
          <text:p/>
        </draw:connector>
        <draw:custom-shape draw:style-name="gr4" draw:text-style-name="P1" draw:layer="layout" svg:width="5.6cm" svg:height="4cm" svg:x="14.3cm" svg:y="18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4.3cm" svg:height="0.738cm" svg:x="14.9cm" svg:y="18.9cm">
          <draw:text-box>
            <text:p text:style-name="P4"><text:span text:style-name="T1">contractors</text:span></text:p>
          </draw:text-box>
        </draw:frame>
        <draw:line draw:style-name="gr6" draw:text-style-name="P6" draw:layer="layout" svg:x1="14.9cm" svg:y1="19.6cm" svg:x2="14.9cm" svg:y2="22.9cm">
          <text:p/>
        </draw:line>
        <draw:line draw:style-name="gr6" draw:text-style-name="P6" draw:layer="layout" svg:x1="15.6cm" svg:y1="19.6cm" svg:x2="15.6cm" svg:y2="22.9cm">
          <text:p/>
        </draw:line>
        <draw:line draw:style-name="gr6" draw:text-style-name="P6" draw:layer="layout" svg:x1="16.3cm" svg:y1="19.6cm" svg:x2="16.3cm" svg:y2="22.9cm">
          <text:p/>
        </draw:line>
        <draw:line draw:style-name="gr6" draw:text-style-name="P6" draw:layer="layout" svg:x1="17cm" svg:y1="19.6cm" svg:x2="17cm" svg:y2="22.9cm">
          <text:p/>
        </draw:line>
        <draw:frame draw:style-name="gr7" draw:text-style-name="P7" draw:layer="layout" svg:width="3.3cm" svg:height="0.725cm" draw:transform="rotate (1.5707963267949) translate (15.6cm 22.9cm)">
          <draw:text-box>
            <text:p text:style-name="P4"><text:span text:style-name="T2">name</text:span></text:p>
          </draw:text-box>
        </draw:frame>
        <draw:custom-shape draw:style-name="gr8" draw:text-style-name="P8" draw:layer="layout" svg:width="0.7cm" svg:height="3.3cm" svg:x="14.9cm" svg:y="19.6cm">
          <text:p/>
          <draw:enhanced-geometry svg:viewBox="0 0 21600 21600" draw:type="rectangle" draw:enhanced-path="M 0 0 L 21600 0 21600 21600 0 21600 0 0 Z N"/>
        </draw:custom-shape>
        <draw:frame draw:style-name="gr7" draw:text-style-name="P7" xml:id="id31" draw:id="id31" draw:layer="layout" svg:width="3.3cm" svg:height="0.725cm" draw:transform="rotate (1.5707963267949) translate (14.9cm 22.9cm)">
          <draw:text-box>
            <text:p text:style-name="P4"><text:span text:style-name="T2">idcontractors</text:span></text:p>
          </draw:text-box>
        </draw:frame>
        <draw:frame draw:style-name="gr7" draw:text-style-name="P7" draw:layer="layout" svg:width="3.3cm" svg:height="0.725cm" draw:transform="rotate (1.5707963267949) translate (16.3cm 22.9cm)">
          <draw:text-box>
            <text:p text:style-name="P4"><text:span text:style-name="T2">address</text:span></text:p>
          </draw:text-box>
        </draw:frame>
        <draw:line draw:style-name="gr6" draw:text-style-name="P6" draw:layer="layout" svg:x1="14.3cm" svg:y1="19.6cm" svg:x2="19.9cm" svg:y2="19.6cm">
          <text:p/>
        </draw:line>
        <draw:line draw:style-name="gr6" draw:text-style-name="P6" draw:layer="layout" svg:x1="17.8cm" svg:y1="19.6cm" svg:x2="17.8cm" svg:y2="22.9cm">
          <text:p/>
        </draw:line>
        <draw:line draw:style-name="gr6" draw:text-style-name="P6" draw:layer="layout" svg:x1="18.5cm" svg:y1="19.6cm" svg:x2="18.5cm" svg:y2="22.9cm">
          <text:p/>
        </draw:line>
        <draw:line draw:style-name="gr6" draw:text-style-name="P6" draw:layer="layout" svg:x1="19.2cm" svg:y1="19.6cm" svg:x2="19.2cm" svg:y2="22.9cm">
          <text:p/>
        </draw:line>
        <draw:frame draw:style-name="gr7" draw:text-style-name="P7" draw:layer="layout" svg:width="3.3cm" svg:height="0.725cm" draw:transform="rotate (1.5707963267949) translate (18.475cm 22.9cm)">
          <draw:text-box>
            <text:p text:style-name="P4"><text:span text:style-name="T2">phonemgr</text:span></text:p>
          </draw:text-box>
        </draw:frame>
        <draw:frame draw:style-name="gr7" draw:text-style-name="P7" draw:layer="layout" svg:width="3.3cm" svg:height="0.725cm" draw:transform="rotate (1.5707963267949) translate (17.775cm 22.9cm)">
          <draw:text-box>
            <text:p text:style-name="P4"><text:span text:style-name="T2">manager</text:span></text:p>
          </draw:text-box>
          <draw:glue-point draw:id="4" svg:x="0.524cm" svg:y="5cm"/>
        </draw:frame>
        <draw:frame draw:style-name="gr7" draw:text-style-name="P7" draw:layer="layout" svg:width="3.3cm" svg:height="0.725cm" draw:transform="rotate (1.5707963267949) translate (17.075cm 22.9cm)">
          <draw:text-box>
            <text:p text:style-name="P4"><text:span text:style-name="T2">phone</text:span></text:p>
          </draw:text-box>
        </draw:frame>
        <draw:connector draw:style-name="gr17" draw:text-style-name="P4" draw:layer="layout" draw:line-skew="0.6cm" svg:x1="24.362cm" svg:y1="22.9cm" svg:x2="15.262cm" svg:y2="22.9cm" draw:start-shape="id30" draw:start-glue-point="3" draw:end-shape="id31" draw:end-glue-point="3" svg:d="M24362 22900v1100h-9100v-1100" svg:viewBox="0 0 9101 1101">
          <text:p/>
        </draw:connector>
        <draw:connector draw:style-name="gr17" draw:text-style-name="P4" draw:layer="layout" draw:line-skew="0.6cm" svg:x1="25.062cm" svg:y1="22.9cm" svg:x2="15.262cm" svg:y2="22.9cm" draw:start-shape="id32" draw:start-glue-point="3" draw:end-shape="id31" draw:end-glue-point="3" svg:d="M25062 22900v1100h-9800v-1100" svg:viewBox="0 0 9801 1101">
          <text:p/>
        </draw:connector>
        <draw:custom-shape draw:style-name="gr4" draw:text-style-name="P1" draw:layer="layout" svg:width="4.2cm" svg:height="4cm" svg:x="41.2cm" svg:y="18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2.9cm" svg:height="0.738cm" svg:x="41.8cm" svg:y="18.9cm">
          <draw:text-box>
            <text:p text:style-name="P4"><text:span text:style-name="T1">wh</text:span></text:p>
          </draw:text-box>
        </draw:frame>
        <draw:line draw:style-name="gr6" draw:text-style-name="P6" draw:layer="layout" svg:x1="41.8cm" svg:y1="19.6cm" svg:x2="41.8cm" svg:y2="22.9cm">
          <text:p/>
        </draw:line>
        <draw:line draw:style-name="gr6" draw:text-style-name="P6" draw:layer="layout" svg:x1="42.5cm" svg:y1="19.6cm" svg:x2="42.5cm" svg:y2="22.9cm">
          <text:p/>
        </draw:line>
        <draw:line draw:style-name="gr6" draw:text-style-name="P6" draw:layer="layout" svg:x1="43.2cm" svg:y1="19.6cm" svg:x2="43.2cm" svg:y2="22.9cm">
          <text:p/>
        </draw:line>
        <draw:line draw:style-name="gr6" draw:text-style-name="P6" draw:layer="layout" svg:x1="43.9cm" svg:y1="19.6cm" svg:x2="43.9cm" svg:y2="22.9cm">
          <text:p/>
        </draw:line>
        <draw:frame draw:style-name="gr7" draw:text-style-name="P7" draw:layer="layout" svg:width="3.3cm" svg:height="0.725cm" draw:transform="rotate (1.5707963267949) translate (42.5cm 22.9cm)">
          <draw:text-box>
            <text:p text:style-name="P4"><text:span text:style-name="T2">whname</text:span></text:p>
          </draw:text-box>
        </draw:frame>
        <draw:custom-shape draw:style-name="gr8" draw:text-style-name="P8" draw:layer="layout" svg:width="0.7cm" svg:height="3.3cm" svg:x="41.8cm" svg:y="19.6cm">
          <text:p/>
          <draw:enhanced-geometry svg:viewBox="0 0 21600 21600" draw:type="rectangle" draw:enhanced-path="M 0 0 L 21600 0 21600 21600 0 21600 0 0 Z N"/>
        </draw:custom-shape>
        <draw:frame draw:style-name="gr7" draw:text-style-name="P7" xml:id="id34" draw:id="id34" draw:layer="layout" svg:width="3.3cm" svg:height="0.725cm" draw:transform="rotate (1.5707963267949) translate (41.8cm 22.9cm)">
          <draw:text-box>
            <text:p text:style-name="P4"><text:span text:style-name="T2">idwh</text:span></text:p>
          </draw:text-box>
        </draw:frame>
        <draw:frame draw:style-name="gr7" draw:text-style-name="P7" draw:layer="layout" svg:width="3.3cm" svg:height="0.725cm" draw:transform="rotate (1.5707963267949) translate (43.2cm 22.9cm)">
          <draw:text-box>
            <text:p text:style-name="P4"><text:span text:style-name="T2">where</text:span></text:p>
          </draw:text-box>
        </draw:frame>
        <draw:line draw:style-name="gr6" draw:text-style-name="P6" draw:layer="layout" svg:x1="41.2cm" svg:y1="19.6cm" svg:x2="45.4cm" svg:y2="19.6cm">
          <text:p/>
        </draw:line>
        <draw:line draw:style-name="gr6" draw:text-style-name="P6" draw:layer="layout" svg:x1="44.7cm" svg:y1="19.6cm" svg:x2="44.7cm" svg:y2="22.9cm">
          <text:p/>
        </draw:line>
        <draw:custom-shape draw:style-name="gr9" draw:text-style-name="P9" draw:layer="layout" svg:width="0.8cm" svg:height="3.3cm" svg:x="43.9cm" svg:y="1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xml:id="id35" draw:id="id35" draw:layer="layout" svg:width="3.3cm" svg:height="0.725cm" draw:transform="rotate (1.5707963267949) translate (43.975cm 22.9cm)">
          <draw:text-box>
            <text:p text:style-name="P4"><text:span text:style-name="T2">resperson</text:span></text:p>
          </draw:text-box>
        </draw:frame>
        <draw:connector draw:style-name="gr11" draw:text-style-name="P4" draw:layer="layout" svg:x1="36.237cm" svg:y1="22.9cm" svg:x2="42.162cm" svg:y2="22.9cm" draw:start-shape="id33" draw:start-glue-point="3" draw:end-shape="id34" draw:end-glue-point="3" svg:d="M36237 22900v500h5925v-500" svg:viewBox="0 0 5926 501">
          <text:p/>
        </draw:connector>
        <draw:connector draw:style-name="gr12" draw:text-style-name="P4" draw:layer="layout" svg:x1="44.337cm" svg:y1="22.9cm" svg:x2="42.6cm" svg:y2="26.7cm" draw:start-shape="id35" draw:start-glue-point="3" draw:end-shape="id26" draw:end-glue-point="2" svg:d="M44337 22900v1888h-1737v1912" svg:viewBox="0 0 1738 3801">
          <text:p/>
        </draw:connector>
        <draw:custom-shape draw:style-name="gr4" draw:text-style-name="P1" draw:layer="layout" svg:width="6.1cm" svg:height="4cm" svg:x="47.6cm" svg:y="18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5.5cm" svg:height="0.738cm" svg:x="47.9cm" svg:y="18.9cm">
          <draw:text-box>
            <text:p text:style-name="P4"><text:span text:style-name="T1">nkwh</text:span></text:p>
          </draw:text-box>
        </draw:frame>
        <draw:line draw:style-name="gr6" draw:text-style-name="P6" draw:layer="layout" svg:x1="48.2cm" svg:y1="19.6cm" svg:x2="48.2cm" svg:y2="22.9cm">
          <text:p/>
        </draw:line>
        <draw:line draw:style-name="gr6" draw:text-style-name="P6" draw:layer="layout" svg:x1="48.9cm" svg:y1="19.6cm" svg:x2="48.9cm" svg:y2="22.9cm">
          <text:p/>
        </draw:line>
        <draw:line draw:style-name="gr6" draw:text-style-name="P6" draw:layer="layout" svg:x1="49.6cm" svg:y1="19.6cm" svg:x2="49.6cm" svg:y2="22.9cm">
          <text:p/>
        </draw:line>
        <draw:line draw:style-name="gr6" draw:text-style-name="P6" draw:layer="layout" svg:x1="50.3cm" svg:y1="19.6cm" svg:x2="50.3cm" svg:y2="22.9cm">
          <text:p/>
        </draw:line>
        <draw:line draw:style-name="gr6" draw:text-style-name="P6" draw:layer="layout" svg:x1="51cm" svg:y1="19.6cm" svg:x2="51cm" svg:y2="22.9cm">
          <text:p/>
        </draw:line>
        <draw:line draw:style-name="gr6" draw:text-style-name="P6" draw:layer="layout" svg:x1="51.7cm" svg:y1="19.6cm" svg:x2="51.7cm" svg:y2="22.9cm">
          <text:p/>
        </draw:line>
        <draw:line draw:style-name="gr6" draw:text-style-name="P6" draw:layer="layout" svg:x1="52.4cm" svg:y1="19.6cm" svg:x2="52.4cm" svg:y2="22.9cm">
          <text:p/>
        </draw:line>
        <draw:custom-shape draw:style-name="gr8" draw:text-style-name="P8" draw:layer="layout" svg:width="0.7cm" svg:height="3.3cm" svg:x="48.2cm" svg:y="19.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3cm" svg:height="0.725cm" draw:transform="rotate (1.5707963267949) translate (48.2cm 22.9cm)">
          <draw:text-box>
            <text:p text:style-name="P4"><text:span text:style-name="T2">idnkwh</text:span></text:p>
          </draw:text-box>
        </draw:frame>
        <draw:line draw:style-name="gr6" draw:text-style-name="P6" draw:layer="layout" svg:x1="53.1cm" svg:y1="19.6cm" svg:x2="53.1cm" svg:y2="22.9cm">
          <text:p/>
        </draw:line>
        <draw:custom-shape draw:style-name="gr9" draw:text-style-name="P9" draw:layer="layout" svg:width="0.7cm" svg:height="3.3cm" svg:x="49.6cm" svg:y="19.6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3cm" svg:height="0.725cm" draw:transform="rotate (1.5707963267949) translate (50.3cm 22.9cm)">
          <draw:text-box>
            <text:p text:style-name="P4"><text:span text:style-name="T2">rack</text:span></text:p>
          </draw:text-box>
        </draw:frame>
        <draw:frame draw:style-name="gr7" draw:text-style-name="P7" draw:layer="layout" svg:width="3.3cm" svg:height="0.725cm" draw:transform="rotate (1.5707963267949) translate (50.975cm 22.9cm)">
          <draw:text-box>
            <text:p text:style-name="P4"><text:span text:style-name="T2">box</text:span></text:p>
          </draw:text-box>
        </draw:frame>
        <draw:frame draw:style-name="gr7" draw:text-style-name="P7" draw:layer="layout" svg:width="3.3cm" svg:height="0.725cm" draw:transform="rotate (1.5707963267949) translate (51.675cm 22.9cm)">
          <draw:text-box>
            <text:p text:style-name="P4"><text:span text:style-name="T2">cell</text:span></text:p>
          </draw:text-box>
        </draw:frame>
        <draw:frame draw:style-name="gr7" draw:text-style-name="P7" draw:layer="layout" svg:width="3.3cm" svg:height="0.725cm" draw:transform="rotate (1.5707963267949) translate (52.4cm 22.9cm)">
          <draw:text-box>
            <text:p text:style-name="P4"><text:span text:style-name="T2">quantity</text:span></text:p>
          </draw:text-box>
        </draw:frame>
        <draw:custom-shape draw:style-name="gr9" draw:text-style-name="P9" draw:layer="layout" svg:width="0.7cm" svg:height="3.3cm" svg:x="48.9cm" svg:y="19.6cm">
          <text:p/>
          <draw:enhanced-geometry svg:viewBox="0 0 21600 21600" draw:type="rectangle" draw:enhanced-path="M 0 0 L 21600 0 21600 21600 0 21600 0 0 Z N"/>
        </draw:custom-shape>
        <draw:line draw:style-name="gr6" draw:text-style-name="P6" draw:layer="layout" svg:x1="47.6cm" svg:y1="19.6cm" svg:x2="53.7cm" svg:y2="19.6cm">
          <text:p/>
        </draw:line>
        <draw:frame draw:style-name="gr7" draw:text-style-name="P7" xml:id="id36" draw:id="id36" draw:layer="layout" svg:width="3.3cm" svg:height="0.725cm" draw:transform="rotate (1.5707963267949) translate (49.6cm 22.9cm)">
          <draw:text-box>
            <text:p text:style-name="P4"><text:span text:style-name="T2">idwh</text:span></text:p>
          </draw:text-box>
        </draw:frame>
        <draw:frame draw:style-name="gr7" draw:text-style-name="P7" xml:id="id37" draw:id="id37" draw:layer="layout" svg:width="3.3cm" svg:height="0.725cm" draw:transform="rotate (1.5707963267949) translate (48.875cm 22.9cm)">
          <draw:text-box>
            <text:p text:style-name="P4"><text:span text:style-name="T2">idnk</text:span></text:p>
          </draw:text-box>
        </draw:frame>
        <draw:connector draw:style-name="gr11" draw:text-style-name="P4" draw:layer="layout" svg:x1="49.962cm" svg:y1="22.9cm" svg:x2="42.162cm" svg:y2="22.9cm" draw:start-shape="id36" draw:start-glue-point="3" draw:end-shape="id34" draw:end-glue-point="3" svg:d="M49962 22900v500h-7800v-500" svg:viewBox="0 0 7801 501">
          <text:p/>
        </draw:connector>
        <draw:connector draw:style-name="gr17" draw:text-style-name="P4" draw:layer="layout" svg:x1="49.237cm" svg:y1="22.9cm" svg:x2="31.415cm" svg:y2="25.477cm" draw:start-shape="id37" draw:start-glue-point="3" draw:end-shape="id38" draw:end-glue-point="0" svg:d="M49237 22900v2577h-17822" svg:viewBox="0 0 17823 2578">
          <text:p/>
        </draw:connector>
        <draw:custom-shape draw:style-name="gr3" draw:text-style-name="P3" draw:layer="layout" svg:width="26.9cm" svg:height="4.7cm" svg:x="27.4cm" svg:y="46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9cm" svg:y1="47cm" svg:x2="29cm" svg:y2="50.9cm">
          <text:p/>
        </draw:line>
        <draw:line draw:style-name="gr6" draw:text-style-name="P6" draw:layer="layout" svg:x1="29.7cm" svg:y1="47cm" svg:x2="29.7cm" svg:y2="50.9cm">
          <text:p/>
        </draw:line>
        <draw:line draw:style-name="gr6" draw:text-style-name="P6" draw:layer="layout" svg:x1="30.4cm" svg:y1="47cm" svg:x2="30.4cm" svg:y2="50.9cm">
          <text:p/>
        </draw:line>
        <draw:line draw:style-name="gr6" draw:text-style-name="P6" draw:layer="layout" svg:x1="31.1cm" svg:y1="47cm" svg:x2="31.1cm" svg:y2="50.9cm">
          <text:p/>
        </draw:line>
        <draw:line draw:style-name="gr6" draw:text-style-name="P6" draw:layer="layout" svg:x1="31.8cm" svg:y1="47cm" svg:x2="31.8cm" svg:y2="50.9cm">
          <text:p/>
        </draw:line>
        <draw:line draw:style-name="gr6" draw:text-style-name="P6" draw:layer="layout" svg:x1="32.5cm" svg:y1="47cm" svg:x2="32.5cm" svg:y2="50.9cm">
          <text:p/>
        </draw:line>
        <draw:line draw:style-name="gr6" draw:text-style-name="P6" draw:layer="layout" svg:x1="33.2cm" svg:y1="47cm" svg:x2="33.2cm" svg:y2="50.9cm">
          <text:p/>
        </draw:line>
        <draw:frame draw:style-name="gr7" draw:text-style-name="P7" draw:layer="layout" svg:width="3.9cm" svg:height="0.725cm" draw:transform="rotate (1.5707963267949) translate (29.7cm 50.9cm)">
          <draw:text-box>
            <text:p text:style-name="P4"><text:span text:style-name="T2">Library Ref</text:span></text:p>
          </draw:text-box>
        </draw:frame>
        <draw:line draw:style-name="gr6" draw:text-style-name="P6" draw:layer="layout" svg:x1="33.9cm" svg:y1="47cm" svg:x2="33.9cm" svg:y2="50.9cm">
          <text:p/>
        </draw:line>
        <draw:line draw:style-name="gr6" draw:text-style-name="P6" draw:layer="layout" svg:x1="27.4cm" svg:y1="47cm" svg:x2="54.3cm" svg:y2="47cm">
          <text:p/>
        </draw:line>
        <draw:line draw:style-name="gr6" draw:text-style-name="P6" draw:layer="layout" svg:x1="34.6cm" svg:y1="47cm" svg:x2="34.6cm" svg:y2="50.9cm">
          <text:p/>
        </draw:line>
        <draw:frame draw:style-name="gr5" draw:text-style-name="P5" draw:layer="layout" svg:width="25.5cm" svg:height="0.738cm" svg:x="28.1cm" svg:y="46.262cm">
          <draw:text-box>
            <text:p text:style-name="P4"><text:span text:style-name="T1">qaltium</text:span></text:p>
          </draw:text-box>
        </draw:frame>
        <draw:frame draw:style-name="gr7" draw:text-style-name="P7" draw:layer="layout" svg:width="3.9cm" svg:height="0.725cm" draw:transform="rotate (1.5707963267949) translate (30.4cm 50.9cm)">
          <draw:text-box>
            <text:p text:style-name="P4"><text:span text:style-name="T2">Library Path</text:span></text:p>
          </draw:text-box>
        </draw:frame>
        <draw:frame draw:style-name="gr7" draw:text-style-name="P7" draw:layer="layout" svg:width="3.9cm" svg:height="0.725cm" draw:transform="rotate (1.5707963267949) translate (31.1cm 50.9cm)">
          <draw:text-box>
            <text:p text:style-name="P4"><text:span text:style-name="T2">Footprint Ref</text:span></text:p>
          </draw:text-box>
        </draw:frame>
        <draw:frame draw:style-name="gr7" draw:text-style-name="P7" draw:layer="layout" svg:width="3.9cm" svg:height="0.725cm" draw:transform="rotate (1.5707963267949) translate (31.8cm 50.9cm)">
          <draw:text-box>
            <text:p text:style-name="P4"><text:span text:style-name="T2">Footprint Path</text:span></text:p>
          </draw:text-box>
        </draw:frame>
        <draw:frame draw:style-name="gr7" draw:text-style-name="P7" draw:layer="layout" svg:width="3.9cm" svg:height="0.725cm" draw:transform="rotate (1.5707963267949) translate (32.5cm 50.9cm)">
          <draw:text-box>
            <text:p text:style-name="P4"><text:span text:style-name="T2">Sim Description</text:span></text:p>
          </draw:text-box>
        </draw:frame>
        <draw:frame draw:style-name="gr7" draw:text-style-name="P7" draw:layer="layout" svg:width="3.9cm" svg:height="0.725cm" draw:transform="rotate (1.5707963267949) translate (33.175cm 50.9cm)">
          <draw:text-box>
            <text:p text:style-name="P4"><text:span text:style-name="T2">Sim File</text:span></text:p>
          </draw:text-box>
        </draw:frame>
        <draw:line draw:style-name="gr6" draw:text-style-name="P6" draw:layer="layout" svg:x1="35.3cm" svg:y1="47cm" svg:x2="35.3cm" svg:y2="50.9cm">
          <text:p/>
        </draw:line>
        <draw:line draw:style-name="gr6" draw:text-style-name="P6" draw:layer="layout" svg:x1="36cm" svg:y1="47cm" svg:x2="36cm" svg:y2="50.9cm">
          <text:p/>
        </draw:line>
        <draw:line draw:style-name="gr6" draw:text-style-name="P6" draw:layer="layout" svg:x1="36.7cm" svg:y1="47cm" svg:x2="36.7cm" svg:y2="50.9cm">
          <text:p/>
        </draw:line>
        <draw:line draw:style-name="gr6" draw:text-style-name="P6" draw:layer="layout" svg:x1="37.4cm" svg:y1="47cm" svg:x2="37.4cm" svg:y2="50.9cm">
          <text:p/>
        </draw:line>
        <draw:line draw:style-name="gr6" draw:text-style-name="P6" draw:layer="layout" svg:x1="38.1cm" svg:y1="47cm" svg:x2="38.1cm" svg:y2="50.9cm">
          <text:p/>
        </draw:line>
        <draw:line draw:style-name="gr6" draw:text-style-name="P6" draw:layer="layout" svg:x1="38.8cm" svg:y1="47cm" svg:x2="38.8cm" svg:y2="50.9cm">
          <text:p/>
        </draw:line>
        <draw:line draw:style-name="gr6" draw:text-style-name="P6" draw:layer="layout" svg:x1="39.5cm" svg:y1="47cm" svg:x2="39.5cm" svg:y2="50.9cm">
          <text:p/>
        </draw:line>
        <draw:line draw:style-name="gr6" draw:text-style-name="P6" draw:layer="layout" svg:x1="40.2cm" svg:y1="47cm" svg:x2="40.2cm" svg:y2="50.9cm">
          <text:p/>
        </draw:line>
        <draw:line draw:style-name="gr6" draw:text-style-name="P6" draw:layer="layout" svg:x1="40.9cm" svg:y1="47cm" svg:x2="40.9cm" svg:y2="50.9cm">
          <text:p/>
        </draw:line>
        <draw:line draw:style-name="gr6" draw:text-style-name="P6" draw:layer="layout" svg:x1="41.6cm" svg:y1="47cm" svg:x2="41.6cm" svg:y2="50.9cm">
          <text:p/>
        </draw:line>
        <draw:line draw:style-name="gr6" draw:text-style-name="P6" draw:layer="layout" svg:x1="42.3cm" svg:y1="47cm" svg:x2="42.3cm" svg:y2="50.9cm">
          <text:p/>
        </draw:line>
        <draw:frame draw:style-name="gr7" draw:text-style-name="P7" draw:layer="layout" svg:width="3.9cm" svg:height="0.725cm" draw:transform="rotate (1.5707963267949) translate (33.875cm 50.9cm)">
          <draw:text-box>
            <text:p text:style-name="P4"><text:span text:style-name="T2">Sim Model Name</text:span></text:p>
          </draw:text-box>
        </draw:frame>
        <draw:frame draw:style-name="gr7" draw:text-style-name="P7" draw:layer="layout" svg:width="3.9cm" svg:height="0.725cm" draw:transform="rotate (1.5707963267949) translate (34.6cm 50.9cm)">
          <draw:text-box>
            <text:p text:style-name="P4"><text:span text:style-name="T2">Sim Parameters</text:span></text:p>
          </draw:text-box>
        </draw:frame>
        <draw:frame draw:style-name="gr7" draw:text-style-name="P7" draw:layer="layout" svg:width="3.9cm" svg:height="0.725cm" draw:transform="rotate (1.5707963267949) translate (35.3cm 50.9cm)">
          <draw:text-box>
            <text:p text:style-name="P4"><text:span text:style-name="T2">Manufacturer</text:span></text:p>
          </draw:text-box>
        </draw:frame>
        <draw:frame draw:style-name="gr7" draw:text-style-name="P7" draw:layer="layout" svg:width="3.9cm" svg:height="0.725cm" draw:transform="rotate (1.5707963267949) translate (36cm 50.9cm)">
          <draw:text-box>
            <text:p text:style-name="P4"><text:span text:style-name="T2">PartNumber</text:span></text:p>
          </draw:text-box>
        </draw:frame>
        <draw:frame draw:style-name="gr7" draw:text-style-name="P7" draw:layer="layout" svg:width="3.9cm" svg:height="0.725cm" draw:transform="rotate (1.5707963267949) translate (36.675cm 50.9cm)">
          <draw:text-box>
            <text:p text:style-name="P4"><text:span text:style-name="T2">Package</text:span></text:p>
          </draw:text-box>
        </draw:frame>
        <draw:frame draw:style-name="gr7" draw:text-style-name="P7" draw:layer="layout" svg:width="3.9cm" svg:height="0.725cm" draw:transform="rotate (1.5707963267949) translate (37.4cm 50.9cm)">
          <draw:text-box>
            <text:p text:style-name="P4"><text:span text:style-name="T2">Marking</text:span></text:p>
          </draw:text-box>
        </draw:frame>
        <draw:frame draw:style-name="gr7" draw:text-style-name="P7" draw:layer="layout" svg:width="3.9cm" svg:height="0.725cm" draw:transform="rotate (1.5707963267949) translate (38.075cm 50.9cm)">
          <draw:text-box>
            <text:p text:style-name="P4"><text:span text:style-name="T2">par1</text:span></text:p>
          </draw:text-box>
        </draw:frame>
        <draw:frame draw:style-name="gr7" draw:text-style-name="P7" draw:layer="layout" svg:width="3.9cm" svg:height="0.725cm" draw:transform="rotate (1.5707963267949) translate (38.775cm 50.9cm)">
          <draw:text-box>
            <text:p text:style-name="P4"><text:span text:style-name="T2">par2</text:span></text:p>
          </draw:text-box>
        </draw:frame>
        <draw:frame draw:style-name="gr7" draw:text-style-name="P7" draw:layer="layout" svg:width="3.9cm" svg:height="0.725cm" draw:transform="rotate (1.5707963267949) translate (39.475cm 50.9cm)">
          <draw:text-box>
            <text:p text:style-name="P4"><text:span text:style-name="T2">par3</text:span></text:p>
          </draw:text-box>
        </draw:frame>
        <draw:frame draw:style-name="gr7" draw:text-style-name="P7" draw:layer="layout" svg:width="3.9cm" svg:height="0.725cm" draw:transform="rotate (1.5707963267949) translate (40.175cm 50.9cm)">
          <draw:text-box>
            <text:p text:style-name="P4"><text:span text:style-name="T2">par4</text:span></text:p>
          </draw:text-box>
        </draw:frame>
        <draw:frame draw:style-name="gr7" draw:text-style-name="P7" draw:layer="layout" svg:width="3.9cm" svg:height="0.725cm" draw:transform="rotate (1.5707963267949) translate (40.875cm 50.9cm)">
          <draw:text-box>
            <text:p text:style-name="P4"><text:span text:style-name="T2">par5</text:span></text:p>
          </draw:text-box>
        </draw:frame>
        <draw:line draw:style-name="gr6" draw:text-style-name="P6" draw:layer="layout" svg:x1="43cm" svg:y1="47cm" svg:x2="43cm" svg:y2="50.9cm">
          <text:p/>
        </draw:line>
        <draw:line draw:style-name="gr6" draw:text-style-name="P6" draw:layer="layout" svg:x1="43.7cm" svg:y1="47cm" svg:x2="43.7cm" svg:y2="50.9cm">
          <text:p/>
        </draw:line>
        <draw:line draw:style-name="gr6" draw:text-style-name="P6" draw:layer="layout" svg:x1="44.4cm" svg:y1="47cm" svg:x2="44.4cm" svg:y2="50.9cm">
          <text:p/>
        </draw:line>
        <draw:line draw:style-name="gr6" draw:text-style-name="P6" draw:layer="layout" svg:x1="45.1cm" svg:y1="47cm" svg:x2="45.1cm" svg:y2="50.9cm">
          <text:p/>
        </draw:line>
        <draw:line draw:style-name="gr6" draw:text-style-name="P6" draw:layer="layout" svg:x1="45.8cm" svg:y1="47cm" svg:x2="45.8cm" svg:y2="50.9cm">
          <text:p/>
        </draw:line>
        <draw:line draw:style-name="gr6" draw:text-style-name="P6" draw:layer="layout" svg:x1="46.5cm" svg:y1="47cm" svg:x2="46.5cm" svg:y2="50.9cm">
          <text:p/>
        </draw:line>
        <draw:line draw:style-name="gr6" draw:text-style-name="P6" draw:layer="layout" svg:x1="47.2cm" svg:y1="47cm" svg:x2="47.2cm" svg:y2="50.9cm">
          <text:p/>
        </draw:line>
        <draw:frame draw:style-name="gr7" draw:text-style-name="P7" draw:layer="layout" svg:width="3.9cm" svg:height="0.725cm" draw:transform="rotate (1.5707963267949) translate (41.6cm 50.9cm)">
          <draw:text-box>
            <text:p text:style-name="P4"><text:span text:style-name="T2">Tolerance</text:span></text:p>
          </draw:text-box>
        </draw:frame>
        <draw:frame draw:style-name="gr7" draw:text-style-name="P7" draw:layer="layout" svg:width="3.9cm" svg:height="0.725cm" draw:transform="rotate (1.5707963267949) translate (42.275cm 50.9cm)">
          <draw:text-box>
            <text:p text:style-name="P4"><text:span text:style-name="T2">OpTemperaturen</text:span></text:p>
          </draw:text-box>
        </draw:frame>
        <draw:frame draw:style-name="gr7" draw:text-style-name="P7" draw:layer="layout" svg:width="3.9cm" svg:height="0.725cm" draw:transform="rotate (1.5707963267949) translate (42.975cm 50.9cm)">
          <draw:text-box>
            <text:p text:style-name="P4"><text:span text:style-name="T2">OpTemperaturem</text:span></text:p>
          </draw:text-box>
        </draw:frame>
        <draw:frame draw:style-name="gr7" draw:text-style-name="P7" draw:layer="layout" svg:width="3.9cm" svg:height="0.725cm" draw:transform="rotate (1.5707963267949) translate (43.675cm 50.9cm)">
          <draw:text-box>
            <text:p text:style-name="P4"><text:span text:style-name="T2">Pmax</text:span></text:p>
          </draw:text-box>
        </draw:frame>
        <draw:frame draw:style-name="gr7" draw:text-style-name="P7" draw:layer="layout" svg:width="3.9cm" svg:height="0.725cm" draw:transform="rotate (1.5707963267949) translate (44.375cm 50.9cm)">
          <draw:text-box>
            <text:p text:style-name="P4"><text:span text:style-name="T2">TC</text:span></text:p>
          </draw:text-box>
        </draw:frame>
        <draw:frame draw:style-name="gr7" draw:text-style-name="P7" draw:layer="layout" svg:width="3.9cm" svg:height="0.725cm" draw:transform="rotate (1.5707963267949) translate (45.075cm 50.9cm)">
          <draw:text-box>
            <text:p text:style-name="P4"><text:span text:style-name="T2">HelpURL</text:span></text:p>
          </draw:text-box>
        </draw:frame>
        <draw:frame draw:style-name="gr7" draw:text-style-name="P7" draw:layer="layout" svg:width="3.9cm" svg:height="0.725cm" draw:transform="rotate (1.5707963267949) translate (45.775cm 50.9cm)">
          <draw:text-box>
            <text:p text:style-name="P4"><text:span text:style-name="T2">RevNotes</text:span></text:p>
          </draw:text-box>
        </draw:frame>
        <draw:line draw:style-name="gr6" draw:text-style-name="P6" draw:layer="layout" svg:x1="47.9cm" svg:y1="47cm" svg:x2="47.9cm" svg:y2="50.9cm">
          <text:p/>
        </draw:line>
        <draw:line draw:style-name="gr6" draw:text-style-name="P6" draw:layer="layout" svg:x1="48.6cm" svg:y1="47cm" svg:x2="48.6cm" svg:y2="50.9cm">
          <text:p/>
        </draw:line>
        <draw:line draw:style-name="gr6" draw:text-style-name="P6" draw:layer="layout" svg:x1="49.3cm" svg:y1="47cm" svg:x2="49.3cm" svg:y2="50.9cm">
          <text:p/>
        </draw:line>
        <draw:line draw:style-name="gr6" draw:text-style-name="P6" draw:layer="layout" svg:x1="50cm" svg:y1="47cm" svg:x2="50cm" svg:y2="50.9cm">
          <text:p/>
        </draw:line>
        <draw:line draw:style-name="gr6" draw:text-style-name="P6" draw:layer="layout" svg:x1="50.7cm" svg:y1="47cm" svg:x2="50.7cm" svg:y2="50.9cm">
          <text:p/>
        </draw:line>
        <draw:line draw:style-name="gr6" draw:text-style-name="P6" draw:layer="layout" svg:x1="51.4cm" svg:y1="47cm" svg:x2="51.4cm" svg:y2="50.9cm">
          <text:p/>
        </draw:line>
        <draw:line draw:style-name="gr6" draw:text-style-name="P6" draw:layer="layout" svg:x1="52.1cm" svg:y1="47cm" svg:x2="52.1cm" svg:y2="50.9cm">
          <text:p/>
        </draw:line>
        <draw:line draw:style-name="gr6" draw:text-style-name="P6" draw:layer="layout" svg:x1="52.8cm" svg:y1="47cm" svg:x2="52.8cm" svg:y2="50.9cm">
          <text:p/>
        </draw:line>
        <draw:line draw:style-name="gr6" draw:text-style-name="P6" draw:layer="layout" svg:x1="53.5cm" svg:y1="47cm" svg:x2="53.5cm" svg:y2="50.9cm">
          <text:p/>
        </draw:line>
        <draw:frame draw:style-name="gr7" draw:text-style-name="P7" draw:layer="layout" svg:width="3.9cm" svg:height="0.725cm" draw:transform="rotate (1.5707963267949) translate (46.5cm 50.9cm)">
          <draw:text-box>
            <text:p text:style-name="P4"><text:span text:style-name="T2">Discontinued</text:span></text:p>
          </draw:text-box>
        </draw:frame>
        <draw:frame draw:style-name="gr7" draw:text-style-name="P7" draw:layer="layout" svg:width="3.9cm" svg:height="0.725cm" draw:transform="rotate (1.5707963267949) translate (47.2cm 50.9cm)">
          <draw:text-box>
            <text:p text:style-name="P4"><text:span text:style-name="T2">Description</text:span></text:p>
          </draw:text-box>
        </draw:frame>
        <draw:frame draw:style-name="gr7" draw:text-style-name="P7" draw:layer="layout" svg:width="3.9cm" svg:height="0.725cm" draw:transform="rotate (1.5707963267949) translate (47.875cm 50.9cm)">
          <draw:text-box>
            <text:p text:style-name="P4"><text:span text:style-name="T2">Notes</text:span></text:p>
          </draw:text-box>
        </draw:frame>
        <draw:frame draw:style-name="gr7" draw:text-style-name="P7" draw:layer="layout" svg:width="3.9cm" svg:height="0.725cm" draw:transform="rotate (1.5707963267949) translate (48.6cm 50.9cm)">
          <draw:text-box>
            <text:p text:style-name="P4"><text:span text:style-name="T2">Modify Date</text:span></text:p>
          </draw:text-box>
        </draw:frame>
        <draw:frame draw:style-name="gr7" draw:text-style-name="P7" draw:layer="layout" svg:width="3.9cm" svg:height="0.725cm" draw:transform="rotate (1.5707963267949) translate (49.975cm 50.9cm)">
          <draw:text-box>
            <text:p text:style-name="P4"><text:span text:style-name="T2">deleted</text:span></text:p>
          </draw:text-box>
        </draw:frame>
        <draw:frame draw:style-name="gr7" draw:text-style-name="P7" draw:layer="layout" svg:width="3.9cm" svg:height="0.725cm" draw:transform="rotate (1.5707963267949) translate (50.675cm 50.9cm)">
          <draw:text-box>
            <text:p text:style-name="P4"><text:span text:style-name="T2">prefix</text:span></text:p>
          </draw:text-box>
        </draw:frame>
        <draw:frame draw:style-name="gr7" draw:text-style-name="P7" draw:layer="layout" svg:width="3.9cm" svg:height="0.725cm" draw:transform="rotate (1.5707963267949) translate (51.375cm 50.9cm)">
          <draw:text-box>
            <text:p text:style-name="P4"><text:span text:style-name="T2">isSMD</text:span></text:p>
          </draw:text-box>
        </draw:frame>
        <draw:frame draw:style-name="gr7" draw:text-style-name="P7" draw:layer="layout" svg:width="3.9cm" svg:height="0.725cm" draw:transform="rotate (1.5707963267949) translate (52.075cm 50.9cm)">
          <draw:text-box>
            <text:p text:style-name="P4"><text:span text:style-name="T2">Nominal</text:span></text:p>
          </draw:text-box>
        </draw:frame>
        <draw:frame draw:style-name="gr7" draw:text-style-name="P7" draw:layer="layout" svg:width="3.9cm" svg:height="0.725cm" draw:transform="rotate (1.5707963267949) translate (52.8cm 50.9cm)">
          <draw:text-box>
            <text:p text:style-name="P4"><text:span text:style-name="T2">Unit</text:span></text:p>
          </draw:text-box>
        </draw:frame>
        <draw:frame draw:style-name="gr7" draw:text-style-name="P7" draw:layer="layout" svg:width="3.9cm" svg:height="0.725cm" draw:transform="rotate (1.5707963267949) translate (49.275cm 50.9cm)">
          <draw:text-box>
            <text:p text:style-name="P4"><text:span text:style-name="T2">Creator</text:span></text:p>
          </draw:text-box>
        </draw:frame>
        <draw:custom-shape draw:style-name="gr10" draw:text-style-name="P10" draw:layer="layout" svg:width="0.7cm" svg:height="3.9cm" svg:x="29cm" svg:y="47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9cm" svg:height="0.725cm" draw:transform="rotate (1.5707963267949) translate (28.275cm 50.9cm)">
          <draw:text-box>
            <text:p text:style-name="P4"><text:span text:style-name="T2">idqaltium</text:span></text:p>
          </draw:text-box>
        </draw:frame>
        <draw:line draw:style-name="gr6" draw:text-style-name="P6" draw:layer="layout" svg:x1="28.2cm" svg:y1="47cm" svg:x2="28.2cm" svg:y2="50.9cm">
          <text:p/>
        </draw:line>
        <draw:frame draw:style-name="gr7" draw:text-style-name="P7" xml:id="id39" draw:id="id39" draw:layer="layout" svg:width="3.9cm" svg:height="0.725cm" draw:transform="rotate (1.5707963267949) translate (29cm 50.9cm)">
          <draw:text-box>
            <text:p text:style-name="P4"><text:span text:style-name="T2">alt</text:span></text:p>
          </draw:text-box>
        </draw:frame>
        <draw:connector draw:style-name="gr18" draw:text-style-name="P4" xml:id="id42" draw:id="id42" draw:layer="layout" svg:x1="29.362cm" svg:y1="50.9cm" svg:x2="23.937cm" svg:y2="39.822cm" draw:start-shape="id39" draw:start-glue-point="3" svg:d="M29362 50900v500h-5425v-11578" svg:viewBox="0 0 5426 11579">
          <text:p/>
        </draw:connector>
        <draw:connector draw:style-name="gr18" draw:text-style-name="P4" draw:layer="layout" svg:x1="46.462cm" svg:y1="31.4cm" svg:x2="40.75cm" svg:y2="36.562cm" draw:start-shape="id40" draw:start-glue-point="3" draw:end-shape="id41" draw:end-glue-point="0" svg:d="M46462 31400v2581h-5712v2581" svg:viewBox="0 0 5713 5163">
          <text:p/>
        </draw:connector>
        <draw:connector draw:style-name="gr18" draw:text-style-name="P4" draw:layer="layout" draw:line-skew="-2.062cm" svg:x1="23.937cm" svg:y1="39.822cm" svg:x2="40.75cm" svg:y2="36.562cm" draw:start-shape="id42" draw:start-glue-point="3" draw:end-shape="id41" draw:end-glue-point="0" svg:d="M23937 39822v-5822h16813v2562" svg:viewBox="0 0 16814 5823">
          <text:p/>
        </draw:connector>
        <draw:custom-shape draw:style-name="gr4" draw:text-style-name="P1" draw:layer="layout" svg:width="3.3cm" svg:height="4cm" svg:x="25.4cm" svg:y="27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2.6cm" svg:height="0.738cm" svg:x="25.7cm" svg:y="27.4cm">
          <draw:text-box>
            <text:p text:style-name="P4"><text:span text:style-name="T1">ica</text:span></text:p>
          </draw:text-box>
        </draw:frame>
        <draw:line draw:style-name="gr6" draw:text-style-name="P6" draw:layer="layout" svg:x1="26cm" svg:y1="28.1cm" svg:x2="26cm" svg:y2="31.4cm">
          <text:p/>
        </draw:line>
        <draw:line draw:style-name="gr6" draw:text-style-name="P6" draw:layer="layout" svg:x1="26.7cm" svg:y1="28.1cm" svg:x2="26.7cm" svg:y2="31.4cm">
          <text:p/>
        </draw:line>
        <draw:line draw:style-name="gr6" draw:text-style-name="P6" draw:layer="layout" svg:x1="27.4cm" svg:y1="28.1cm" svg:x2="27.4cm" svg:y2="31.4cm">
          <text:p/>
        </draw:line>
        <draw:line draw:style-name="gr6" draw:text-style-name="P6" draw:layer="layout" svg:x1="28.1cm" svg:y1="28.1cm" svg:x2="28.1cm" svg:y2="31.4cm">
          <text:p/>
        </draw:line>
        <draw:custom-shape draw:style-name="gr8" draw:text-style-name="P8" draw:layer="layout" svg:width="0.7cm" svg:height="3.3cm" svg:x="26cm" svg:y="28.1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3cm" svg:height="0.725cm" draw:transform="rotate (1.5707963267949) translate (26cm 31.4cm)">
          <draw:text-box>
            <text:p text:style-name="P4"><text:span text:style-name="T2">idica</text:span></text:p>
          </draw:text-box>
        </draw:frame>
        <draw:custom-shape draw:style-name="gr9" draw:text-style-name="P9" draw:layer="layout" svg:width="0.7cm" svg:height="3.3cm" svg:x="27.4cm" svg:y="28.1cm">
          <text:p/>
          <draw:enhanced-geometry svg:viewBox="0 0 21600 21600" draw:type="rectangle" draw:enhanced-path="M 0 0 L 21600 0 21600 21600 0 21600 0 0 Z N"/>
        </draw:custom-shape>
        <draw:frame draw:style-name="gr7" draw:text-style-name="P7" xml:id="id43" draw:id="id43" draw:layer="layout" svg:width="3.3cm" svg:height="0.725cm" draw:transform="rotate (1.5707963267949) translate (27.4cm 31.4cm)">
          <draw:text-box>
            <text:p text:style-name="P4"><text:span text:style-name="T2">idchg</text:span></text:p>
          </draw:text-box>
        </draw:frame>
        <draw:line draw:style-name="gr6" draw:text-style-name="P6" draw:layer="layout" svg:x1="25.4cm" svg:y1="28.1cm" svg:x2="28.7cm" svg:y2="28.1cm">
          <text:p/>
        </draw:line>
        <draw:custom-shape draw:style-name="gr9" draw:text-style-name="P9" draw:layer="layout" svg:width="0.7cm" svg:height="3.3cm" svg:x="26.7cm" svg:y="28.1cm">
          <text:p/>
          <draw:enhanced-geometry svg:viewBox="0 0 21600 21600" draw:type="rectangle" draw:enhanced-path="M 0 0 L 21600 0 21600 21600 0 21600 0 0 Z N"/>
        </draw:custom-shape>
        <draw:frame draw:style-name="gr7" draw:text-style-name="P7" xml:id="id44" draw:id="id44" draw:layer="layout" svg:width="3.3cm" svg:height="0.725cm" draw:transform="rotate (1.5707963267949) translate (26.7cm 31.4cm)">
          <draw:text-box>
            <text:p text:style-name="P4"><text:span text:style-name="T2">idbase</text:span></text:p>
          </draw:text-box>
        </draw:frame>
        <draw:connector draw:style-name="gr17" draw:text-style-name="P4" draw:layer="layout" svg:x1="27.762cm" svg:y1="31.4cm" svg:x2="32.062cm" svg:y2="31.4cm" draw:start-shape="id43" draw:start-glue-point="3" draw:end-shape="id25" draw:end-glue-point="3" svg:d="M27762 31400v500h4300v-500" svg:viewBox="0 0 4301 501">
          <text:p/>
        </draw:connector>
        <draw:connector draw:style-name="gr17" draw:text-style-name="P4" draw:layer="layout" svg:x1="27.062cm" svg:y1="31.4cm" svg:x2="32.062cm" svg:y2="31.4cm" draw:start-shape="id44" draw:start-glue-point="3" draw:end-shape="id25" draw:end-glue-point="3" svg:d="M27062 31400v500h5000v-500" svg:viewBox="0 0 5001 501">
          <text:p/>
        </draw:connector>
        <draw:line draw:style-name="gr6" draw:text-style-name="P6" draw:layer="layout" svg:x1="36.6cm" svg:y1="28.1cm" svg:x2="36.6cm" svg:y2="31.4cm">
          <text:p/>
        </draw:line>
        <draw:line draw:style-name="gr6" draw:text-style-name="P6" draw:layer="layout" svg:x1="36.6cm" svg:y1="28.1cm" svg:x2="36.6cm" svg:y2="31.4cm">
          <text:p/>
        </draw:line>
        <draw:line draw:style-name="gr6" draw:text-style-name="P6" draw:layer="layout" svg:x1="37.3cm" svg:y1="28.1cm" svg:x2="37.3cm" svg:y2="31.4cm">
          <text:p/>
        </draw:line>
        <draw:custom-shape draw:style-name="gr19" draw:text-style-name="P9" draw:layer="layout" svg:width="0.7cm" svg:height="3.3cm" svg:x="36.575cm" svg:y="2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3.3cm" svg:height="0.725cm" draw:transform="rotate (1.5707963267949) translate (36.575cm 31.4cm)">
          <draw:text-box>
            <text:p text:style-name="P4"><text:span text:style-name="T2">idconstr</text:span></text:p>
          </draw:text-box>
        </draw:frame>
        <draw:line draw:style-name="gr6" draw:text-style-name="P6" draw:layer="layout" svg:x1="37.325cm" svg:y1="28.1cm" svg:x2="37.325cm" svg:y2="31.4cm">
          <text:p/>
        </draw:line>
        <draw:line draw:style-name="gr6" draw:text-style-name="P6" draw:layer="layout" svg:x1="37.3cm" svg:y1="28.1cm" svg:x2="37.3cm" svg:y2="31.4cm">
          <text:p/>
        </draw:line>
        <draw:line draw:style-name="gr6" draw:text-style-name="P6" draw:layer="layout" svg:x1="37.3cm" svg:y1="28.1cm" svg:x2="37.3cm" svg:y2="31.4cm">
          <text:p/>
        </draw:line>
        <draw:custom-shape draw:style-name="gr20" draw:text-style-name="P9" draw:layer="layout" svg:width="0.725cm" svg:height="3.3cm" svg:x="37.275cm" svg:y="2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3.3cm" svg:height="0.725cm" draw:transform="rotate (1.5707963267949) translate (37.275cm 31.4cm)">
          <draw:text-box>
            <text:p text:style-name="P4"><text:span text:style-name="T2">iddevices</text:span></text:p>
          </draw:text-box>
        </draw:frame>
        <draw:custom-shape draw:style-name="gr21" draw:text-style-name="P1" draw:layer="layout" svg:width="23.2cm" svg:height="4.7cm" svg:x="65.1cm" svg:y="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65.9cm" svg:y1="27.8cm" svg:x2="65.9cm" svg:y2="31.7cm">
          <text:p/>
        </draw:line>
        <draw:line draw:style-name="gr6" draw:text-style-name="P6" draw:layer="layout" svg:x1="66.6cm" svg:y1="27.8cm" svg:x2="66.6cm" svg:y2="31.7cm">
          <text:p/>
        </draw:line>
        <draw:line draw:style-name="gr6" draw:text-style-name="P6" draw:layer="layout" svg:x1="68cm" svg:y1="27.8cm" svg:x2="68cm" svg:y2="31.7cm">
          <text:p/>
        </draw:line>
        <draw:line draw:style-name="gr6" draw:text-style-name="P6" draw:layer="layout" svg:x1="68.7cm" svg:y1="27.8cm" svg:x2="68.7cm" svg:y2="31.7cm">
          <text:p/>
        </draw:line>
        <draw:line draw:style-name="gr6" draw:text-style-name="P6" draw:layer="layout" svg:x1="69.4cm" svg:y1="27.8cm" svg:x2="69.4cm" svg:y2="31.7cm">
          <text:p/>
        </draw:line>
        <draw:frame draw:style-name="gr7" draw:text-style-name="P7" draw:layer="layout" svg:width="3.9cm" svg:height="0.725cm" draw:transform="rotate (1.5707963267949) translate (66.6cm 31.7cm)">
          <draw:text-box>
            <text:p text:style-name="P4"><text:span text:style-name="T2">object</text:span></text:p>
          </draw:text-box>
        </draw:frame>
        <draw:line draw:style-name="gr6" draw:text-style-name="P6" draw:layer="layout" svg:x1="65.1cm" svg:y1="27.8cm" svg:x2="88.3cm" svg:y2="27.8cm">
          <text:p/>
        </draw:line>
        <draw:custom-shape draw:style-name="gr22" draw:text-style-name="P8" draw:layer="layout" svg:width="0.7cm" svg:height="3.9cm" svg:x="65.9cm" svg:y="27.8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1.7cm" svg:height="0.738cm" svg:x="65.8cm" svg:y="27.062cm">
          <draw:text-box>
            <text:p text:style-name="P4"><text:span text:style-name="T1">objects</text:span></text:p>
          </draw:text-box>
        </draw:frame>
        <draw:frame draw:style-name="gr7" draw:text-style-name="P7" draw:layer="layout" svg:width="3.9cm" svg:height="0.725cm" draw:transform="rotate (1.5707963267949) translate (68.7cm 31.7cm)">
          <draw:text-box>
            <text:p text:style-name="P4"><text:span text:style-name="T2">city</text:span></text:p>
          </draw:text-box>
        </draw:frame>
        <draw:frame draw:style-name="gr7" draw:text-style-name="P7" draw:layer="layout" svg:width="3.9cm" svg:height="0.725cm" draw:transform="rotate (1.5707963267949) translate (69.4cm 31.7cm)">
          <draw:text-box>
            <text:p text:style-name="P4"><text:span text:style-name="T2">address</text:span></text:p>
          </draw:text-box>
        </draw:frame>
        <draw:line draw:style-name="gr6" draw:text-style-name="P6" draw:layer="layout" svg:x1="75.7cm" svg:y1="27.8cm" svg:x2="75.7cm" svg:y2="31.7cm">
          <text:p/>
        </draw:line>
        <draw:line draw:style-name="gr6" draw:text-style-name="P6" draw:layer="layout" svg:x1="76.4cm" svg:y1="27.8cm" svg:x2="76.4cm" svg:y2="31.7cm">
          <text:p/>
        </draw:line>
        <draw:line draw:style-name="gr6" draw:text-style-name="P6" draw:layer="layout" svg:x1="77.1cm" svg:y1="27.8cm" svg:x2="77.1cm" svg:y2="31.7cm">
          <text:p/>
        </draw:line>
        <draw:line draw:style-name="gr6" draw:text-style-name="P6" draw:layer="layout" svg:x1="77.8cm" svg:y1="27.8cm" svg:x2="77.8cm" svg:y2="31.7cm">
          <text:p/>
        </draw:line>
        <draw:line draw:style-name="gr6" draw:text-style-name="P6" draw:layer="layout" svg:x1="78.5cm" svg:y1="27.8cm" svg:x2="78.5cm" svg:y2="31.7cm">
          <text:p/>
        </draw:line>
        <draw:line draw:style-name="gr6" draw:text-style-name="P6" draw:layer="layout" svg:x1="79.2cm" svg:y1="27.8cm" svg:x2="79.2cm" svg:y2="31.7cm">
          <text:p/>
        </draw:line>
        <draw:line draw:style-name="gr6" draw:text-style-name="P6" draw:layer="layout" svg:x1="79.9cm" svg:y1="27.8cm" svg:x2="79.9cm" svg:y2="31.7cm">
          <text:p/>
        </draw:line>
        <draw:frame draw:style-name="gr7" draw:text-style-name="P7" draw:layer="layout" svg:width="3.9cm" svg:height="0.725cm" draw:transform="rotate (1.5707963267949) translate (75cm 31.7cm)">
          <draw:text-box>
            <text:p text:style-name="P4"><text:span text:style-name="T2">equipment</text:span></text:p>
          </draw:text-box>
        </draw:frame>
        <draw:frame draw:style-name="gr7" draw:text-style-name="P7" draw:layer="layout" svg:width="3.9cm" svg:height="0.725cm" draw:transform="rotate (1.5707963267949) translate (75.675cm 31.7cm)">
          <draw:text-box>
            <text:p text:style-name="P4"><text:span text:style-name="T2">affiliation</text:span></text:p>
          </draw:text-box>
        </draw:frame>
        <draw:frame draw:style-name="gr7" draw:text-style-name="P7" draw:layer="layout" svg:width="3.9cm" svg:height="0.725cm" draw:transform="rotate (1.5707963267949) translate (76.375cm 31.7cm)">
          <draw:text-box>
            <text:p text:style-name="P4"><text:span text:style-name="T2">contract</text:span></text:p>
          </draw:text-box>
        </draw:frame>
        <draw:frame draw:style-name="gr7" draw:text-style-name="P7" draw:layer="layout" svg:width="3.9cm" svg:height="0.725cm" draw:transform="rotate (1.5707963267949) translate (77.775cm 31.7cm)">
          <draw:text-box>
            <text:p text:style-name="P4"><text:span text:style-name="T2">contdate</text:span></text:p>
          </draw:text-box>
        </draw:frame>
        <draw:frame draw:style-name="gr7" draw:text-style-name="P7" draw:layer="layout" svg:width="3.9cm" svg:height="0.725cm" draw:transform="rotate (1.5707963267949) translate (78.475cm 31.7cm)">
          <draw:text-box>
            <text:p text:style-name="P4"><text:span text:style-name="T2">prepay</text:span></text:p>
          </draw:text-box>
        </draw:frame>
        <draw:line draw:style-name="gr6" draw:text-style-name="P6" draw:layer="layout" svg:x1="80.6cm" svg:y1="27.8cm" svg:x2="80.6cm" svg:y2="31.7cm">
          <text:p/>
        </draw:line>
        <draw:line draw:style-name="gr6" draw:text-style-name="P6" draw:layer="layout" svg:x1="81.3cm" svg:y1="27.8cm" svg:x2="81.3cm" svg:y2="31.7cm">
          <text:p/>
        </draw:line>
        <draw:line draw:style-name="gr6" draw:text-style-name="P6" draw:layer="layout" svg:x1="82cm" svg:y1="27.8cm" svg:x2="82cm" svg:y2="31.7cm">
          <text:p/>
        </draw:line>
        <draw:line draw:style-name="gr6" draw:text-style-name="P6" draw:layer="layout" svg:x1="82.7cm" svg:y1="27.8cm" svg:x2="82.7cm" svg:y2="31.7cm">
          <text:p/>
        </draw:line>
        <draw:line draw:style-name="gr6" draw:text-style-name="P6" draw:layer="layout" svg:x1="83.4cm" svg:y1="27.8cm" svg:x2="83.4cm" svg:y2="31.7cm">
          <text:p/>
        </draw:line>
        <draw:line draw:style-name="gr6" draw:text-style-name="P6" draw:layer="layout" svg:x1="84.1cm" svg:y1="27.8cm" svg:x2="84.1cm" svg:y2="31.7cm">
          <text:p/>
        </draw:line>
        <draw:line draw:style-name="gr6" draw:text-style-name="P6" draw:layer="layout" svg:x1="84.8cm" svg:y1="27.8cm" svg:x2="84.8cm" svg:y2="31.7cm">
          <text:p/>
        </draw:line>
        <draw:frame draw:style-name="gr7" draw:text-style-name="P7" draw:layer="layout" svg:width="3.9cm" svg:height="0.725cm" draw:transform="rotate (1.5707963267949) translate (79.2cm 31.7cm)">
          <draw:text-box>
            <text:p text:style-name="P4"><text:span text:style-name="T2">startdate</text:span></text:p>
          </draw:text-box>
        </draw:frame>
        <draw:frame draw:style-name="gr7" draw:text-style-name="P7" draw:layer="layout" svg:width="3.9cm" svg:height="0.725cm" draw:transform="rotate (1.5707963267949) translate (79.875cm 31.7cm)">
          <draw:text-box>
            <text:p text:style-name="P4"><text:span text:style-name="T2">initdatasend</text:span></text:p>
          </draw:text-box>
        </draw:frame>
        <draw:frame draw:style-name="gr7" draw:text-style-name="P7" draw:layer="layout" svg:width="3.9cm" svg:height="0.725cm" draw:transform="rotate (1.5707963267949) translate (80.575cm 31.7cm)">
          <draw:text-box>
            <text:p text:style-name="P4"><text:span text:style-name="T2">initdatarcv</text:span></text:p>
          </draw:text-box>
        </draw:frame>
        <draw:frame draw:style-name="gr7" draw:text-style-name="P7" draw:layer="layout" svg:width="3.9cm" svg:height="0.725cm" draw:transform="rotate (1.5707963267949) translate (81.275cm 31.7cm)">
          <draw:text-box>
            <text:p text:style-name="P4"><text:span text:style-name="T2">factory</text:span></text:p>
          </draw:text-box>
        </draw:frame>
        <draw:frame draw:style-name="gr7" draw:text-style-name="P7" draw:layer="layout" svg:width="3.9cm" svg:height="0.725cm" draw:transform="rotate (1.5707963267949) translate (81.975cm 31.7cm)">
          <draw:text-box>
            <text:p text:style-name="P4"><text:span text:style-name="T2">factjob</text:span></text:p>
          </draw:text-box>
        </draw:frame>
        <draw:frame draw:style-name="gr7" draw:text-style-name="P7" draw:layer="layout" svg:width="3.9cm" svg:height="0.725cm" draw:transform="rotate (1.5707963267949) translate (82.675cm 31.7cm)">
          <draw:text-box>
            <text:p text:style-name="P4"><text:span text:style-name="T2">factdoc</text:span></text:p>
          </draw:text-box>
        </draw:frame>
        <draw:frame draw:style-name="gr7" draw:text-style-name="P7" draw:layer="layout" svg:width="3.9cm" svg:height="0.725cm" draw:transform="rotate (1.5707963267949) translate (83.375cm 31.7cm)">
          <draw:text-box>
            <text:p text:style-name="P4"><text:span text:style-name="T2">contdate</text:span></text:p>
          </draw:text-box>
        </draw:frame>
        <draw:line draw:style-name="gr6" draw:text-style-name="P6" draw:layer="layout" svg:x1="85.5cm" svg:y1="27.8cm" svg:x2="85.5cm" svg:y2="31.7cm">
          <text:p/>
        </draw:line>
        <draw:line draw:style-name="gr6" draw:text-style-name="P6" draw:layer="layout" svg:x1="86.2cm" svg:y1="27.8cm" svg:x2="86.2cm" svg:y2="31.7cm">
          <text:p/>
        </draw:line>
        <draw:line draw:style-name="gr6" draw:text-style-name="P6" draw:layer="layout" svg:x1="86.9cm" svg:y1="27.8cm" svg:x2="86.9cm" svg:y2="31.7cm">
          <text:p/>
        </draw:line>
        <draw:line draw:style-name="gr6" draw:text-style-name="P6" draw:layer="layout" svg:x1="87.6cm" svg:y1="27.8cm" svg:x2="87.6cm" svg:y2="31.7cm">
          <text:p/>
        </draw:line>
        <draw:frame draw:style-name="gr7" draw:text-style-name="P7" draw:layer="layout" svg:width="3.9cm" svg:height="0.725cm" draw:transform="rotate (1.5707963267949) translate (84.1cm 31.7cm)">
          <draw:text-box>
            <text:p text:style-name="P4"><text:span text:style-name="T2">shippingdate</text:span></text:p>
          </draw:text-box>
        </draw:frame>
        <draw:frame draw:style-name="gr7" draw:text-style-name="P7" draw:layer="layout" svg:width="3.9cm" svg:height="0.725cm" draw:transform="rotate (1.5707963267949) translate (85.475cm 31.7cm)">
          <draw:text-box>
            <text:p text:style-name="P4"><text:span text:style-name="T2">operation</text:span></text:p>
          </draw:text-box>
        </draw:frame>
        <draw:custom-shape draw:style-name="gr23" draw:text-style-name="P9" draw:layer="layout" svg:width="0.7cm" svg:height="3.9cm" svg:x="86.2cm" svg:y="27.8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9cm" svg:height="0.725cm" draw:transform="rotate (1.5707963267949) translate (86.875cm 31.7cm)">
          <draw:text-box>
            <text:p text:style-name="P4"><text:span text:style-name="T2">guarantee</text:span></text:p>
          </draw:text-box>
        </draw:frame>
        <draw:frame draw:style-name="gr7" draw:text-style-name="P7" draw:layer="layout" svg:width="3.9cm" svg:height="0.725cm" draw:transform="rotate (1.5707963267949) translate (65.9cm 31.7cm)">
          <draw:text-box>
            <text:p text:style-name="P4"><text:span text:style-name="T2">idobjects</text:span></text:p>
          </draw:text-box>
        </draw:frame>
        <draw:line draw:style-name="gr6" draw:text-style-name="P6" draw:layer="layout" svg:x1="67.3cm" svg:y1="27.8cm" svg:x2="67.3cm" svg:y2="31.7cm">
          <text:p/>
        </draw:line>
        <draw:custom-shape draw:style-name="gr23" draw:text-style-name="P9" draw:layer="layout" svg:width="0.7cm" svg:height="3.9cm" svg:x="68cm" svg:y="27.8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9cm" svg:height="0.725cm" draw:transform="rotate (1.5707963267949) translate (67.275cm 31.7cm)">
          <draw:text-box>
            <text:p text:style-name="P4"><text:span text:style-name="T2">company</text:span></text:p>
          </draw:text-box>
        </draw:frame>
        <draw:frame draw:style-name="gr7" draw:text-style-name="P7" draw:layer="layout" svg:width="3.9cm" svg:height="0.725cm" draw:transform="rotate (1.5707963267949) translate (86.2cm 31.7cm)">
          <draw:text-box>
            <text:p text:style-name="P4"><text:span text:style-name="T2">idpers</text:span></text:p>
          </draw:text-box>
        </draw:frame>
        <draw:custom-shape draw:style-name="gr23" draw:text-style-name="P9" draw:layer="layout" svg:width="0.7cm" svg:height="3.9cm" svg:x="84.8cm" svg:y="27.8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9cm" svg:height="0.725cm" draw:transform="rotate (1.5707963267949) translate (84.8cm 31.7cm)">
          <draw:text-box>
            <text:p text:style-name="P4"><text:span text:style-name="T2">waybill</text:span></text:p>
          </draw:text-box>
        </draw:frame>
        <draw:custom-shape draw:style-name="gr23" draw:text-style-name="P9" draw:layer="layout" svg:width="0.7cm" svg:height="3.9cm" svg:x="77.1cm" svg:y="27.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0.7cm" svg:height="3.9cm" svg:x="74.3cm" svg:y="27.8cm">
          <text:p/>
          <draw:enhanced-geometry svg:viewBox="0 0 21600 21600" draw:type="rectangle" draw:enhanced-path="M 0 0 L 21600 0 21600 21600 0 21600 0 0 Z N"/>
        </draw:custom-shape>
        <draw:line draw:style-name="gr6" draw:text-style-name="P6" draw:layer="layout" svg:x1="70.1cm" svg:y1="27.8cm" svg:x2="70.1cm" svg:y2="31.7cm">
          <text:p/>
        </draw:line>
        <draw:line draw:style-name="gr6" draw:text-style-name="P6" draw:layer="layout" svg:x1="70.8cm" svg:y1="27.8cm" svg:x2="70.8cm" svg:y2="31.7cm">
          <text:p/>
        </draw:line>
        <draw:line draw:style-name="gr6" draw:text-style-name="P6" draw:layer="layout" svg:x1="71.5cm" svg:y1="27.8cm" svg:x2="71.5cm" svg:y2="31.7cm">
          <text:p/>
        </draw:line>
        <draw:line draw:style-name="gr6" draw:text-style-name="P6" draw:layer="layout" svg:x1="72.2cm" svg:y1="27.8cm" svg:x2="72.2cm" svg:y2="31.7cm">
          <text:p/>
        </draw:line>
        <draw:line draw:style-name="gr6" draw:text-style-name="P6" draw:layer="layout" svg:x1="72.9cm" svg:y1="27.8cm" svg:x2="72.9cm" svg:y2="31.7cm">
          <text:p/>
        </draw:line>
        <draw:line draw:style-name="gr6" draw:text-style-name="P6" draw:layer="layout" svg:x1="73.6cm" svg:y1="27.8cm" svg:x2="73.6cm" svg:y2="31.7cm">
          <text:p/>
        </draw:line>
        <draw:line draw:style-name="gr6" draw:text-style-name="P6" draw:layer="layout" svg:x1="74.3cm" svg:y1="27.8cm" svg:x2="74.3cm" svg:y2="31.7cm">
          <text:p/>
        </draw:line>
        <draw:line draw:style-name="gr6" draw:text-style-name="P6" draw:layer="layout" svg:x1="75cm" svg:y1="27.8cm" svg:x2="75cm" svg:y2="31.7cm">
          <text:p/>
        </draw:line>
        <draw:frame draw:style-name="gr7" draw:text-style-name="P7" draw:layer="layout" svg:width="3.9cm" svg:height="0.725cm" draw:transform="rotate (1.5707963267949) translate (74.275cm 31.7cm)">
          <draw:text-box>
            <text:p text:style-name="P4"><text:span text:style-name="T2">pr`ojecter</text:span></text:p>
          </draw:text-box>
        </draw:frame>
        <draw:custom-shape draw:style-name="gr23" draw:text-style-name="P9" draw:layer="layout" svg:width="0.7cm" svg:height="3.9cm" svg:x="73.6cm" svg:y="27.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0.7cm" svg:height="3.9cm" svg:x="72.9cm" svg:y="27.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0.7cm" svg:height="3.9cm" svg:x="72.2cm" svg:y="27.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0.7cm" svg:height="3.9cm" svg:x="71.5cm" svg:y="27.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0.7cm" svg:height="3.9cm" svg:x="70.8cm" svg:y="27.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0.7cm" svg:height="3.9cm" svg:x="70.1cm" svg:y="27.8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9cm" svg:height="0.725cm" draw:transform="rotate (1.5707963267949) translate (72.875cm 31.7cm)">
          <draw:text-box>
            <text:p text:style-name="P4"><text:span text:style-name="T2">installator</text:span></text:p>
          </draw:text-box>
        </draw:frame>
        <draw:frame draw:style-name="gr7" draw:text-style-name="P7" draw:layer="layout" svg:width="3.9cm" svg:height="0.725cm" draw:transform="rotate (1.5707963267949) translate (73.6cm 31.7cm)">
          <draw:text-box>
            <text:p text:style-name="P4"><text:span text:style-name="T2">adjuster</text:span></text:p>
          </draw:text-box>
        </draw:frame>
        <draw:frame draw:style-name="gr7" draw:text-style-name="P7" draw:layer="layout" svg:width="3.9cm" svg:height="0.725cm" draw:transform="rotate (1.5707963267949) translate (72.2cm 31.7cm)">
          <draw:text-box>
            <text:p text:style-name="P4"><text:span text:style-name="T2">asu</text:span></text:p>
          </draw:text-box>
        </draw:frame>
        <draw:frame draw:style-name="gr7" draw:text-style-name="P7" draw:layer="layout" svg:width="3.9cm" svg:height="0.725cm" draw:transform="rotate (1.5707963267949) translate (71.475cm 31.7cm)">
          <draw:text-box>
            <text:p text:style-name="P4"><text:span text:style-name="T2">contact3</text:span></text:p>
          </draw:text-box>
        </draw:frame>
        <draw:frame draw:style-name="gr7" draw:text-style-name="P7" draw:layer="layout" svg:width="3.9cm" svg:height="0.725cm" draw:transform="rotate (1.5707963267949) translate (70.775cm 31.7cm)">
          <draw:text-box>
            <text:p text:style-name="P4"><text:span text:style-name="T2">contact2</text:span></text:p>
          </draw:text-box>
        </draw:frame>
        <draw:frame draw:style-name="gr7" draw:text-style-name="P7" draw:layer="layout" svg:width="3.9cm" svg:height="0.725cm" draw:transform="rotate (1.5707963267949) translate (70.1cm 31.7cm)">
          <draw:text-box>
            <text:p text:style-name="P4"><text:span text:style-name="T2">contact1</text:span></text:p>
          </draw:text-box>
        </draw:frame>
        <draw:frame draw:style-name="gr7" draw:text-style-name="P7" draw:layer="layout" svg:width="3.9cm" svg:height="0.725cm" draw:transform="rotate (1.5707963267949) translate (68cm 31.7cm)">
          <draw:text-box>
            <text:p text:style-name="P4"><text:span text:style-name="T2">FO</text:span></text:p>
          </draw:text-box>
        </draw:frame>
        <draw:frame draw:style-name="gr7" draw:text-style-name="P7" draw:layer="layout" svg:width="3.9cm" svg:height="0.725cm" draw:transform="rotate (1.5707963267949) translate (77.1cm 31.7cm)">
          <draw:text-box>
            <text:p text:style-name="P4"><text:span text:style-name="T2">contractor</text:span></text:p>
          </draw:text-box>
        </draw:frame>
        <draw:custom-shape draw:style-name="gr24" draw:text-style-name="P9" draw:layer="layout" svg:width="0.8cm" svg:height="3.3cm" svg:x="37.3cm" svg:y="1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4" xml:id="id46" draw:id="id46" draw:layer="layout" svg:x1="37.799cm" svg:y1="22.9cm" svg:x2="57.69cm" svg:y2="24.694cm" draw:start-shape="id45" draw:start-glue-point="4" svg:d="M37799 22900v1147h19891v647" svg:viewBox="0 0 19892 1795">
          <text:p/>
        </draw:connector>
        <draw:connector draw:style-name="gr25" draw:text-style-name="P4" draw:layer="layout" svg:x1="57.69cm" svg:y1="24.694cm" svg:x2="59.162cm" svg:y2="31.4cm" draw:start-shape="id46" draw:start-glue-point="3" draw:end-shape="id6" draw:end-glue-point="3" svg:d="M57690 24694v7206h1472v-500" svg:viewBox="0 0 1473 7207">
          <text:p/>
        </draw:connector>
        <draw:frame draw:style-name="gr7" draw:text-style-name="P7" xml:id="id45" draw:id="id45" draw:layer="layout" svg:width="3.3cm" svg:height="0.725cm" draw:transform="rotate (1.5707963267949) translate (37.4cm 22.9cm)">
          <draw:text-box>
            <text:p text:style-name="P4"><text:span text:style-name="T2">idunitset</text:span></text:p>
          </draw:text-box>
          <draw:glue-point draw:id="4" svg:x="0.524cm" svg:y="5cm"/>
        </draw:frame>
        <draw:custom-shape draw:style-name="gr1" draw:text-style-name="P1" draw:layer="layout" svg:width="7.6cm" svg:height="4cm" svg:x="22cm" svg:y="14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6.8cm" svg:height="0.738cm" svg:x="22.3cm" svg:y="14.1cm">
          <draw:text-box>
            <text:p text:style-name="P4"><text:span text:style-name="T1">documentso</text:span></text:p>
          </draw:text-box>
        </draw:frame>
        <draw:line draw:style-name="gr6" draw:text-style-name="P6" draw:layer="layout" svg:x1="22.6cm" svg:y1="14.8cm" svg:x2="22.6cm" svg:y2="18.1cm">
          <text:p/>
        </draw:line>
        <draw:line draw:style-name="gr6" draw:text-style-name="P6" draw:layer="layout" svg:x1="23.3cm" svg:y1="14.8cm" svg:x2="23.3cm" svg:y2="18.1cm">
          <text:p/>
        </draw:line>
        <draw:line draw:style-name="gr6" draw:text-style-name="P6" draw:layer="layout" svg:x1="24cm" svg:y1="14.8cm" svg:x2="24cm" svg:y2="18.1cm">
          <text:p/>
        </draw:line>
        <draw:line draw:style-name="gr6" draw:text-style-name="P6" draw:layer="layout" svg:x1="24.7cm" svg:y1="14.8cm" svg:x2="24.7cm" svg:y2="18.1cm">
          <text:p/>
        </draw:line>
        <draw:line draw:style-name="gr6" draw:text-style-name="P6" draw:layer="layout" svg:x1="25.4cm" svg:y1="14.8cm" svg:x2="25.4cm" svg:y2="18.1cm">
          <text:p/>
        </draw:line>
        <draw:line draw:style-name="gr6" draw:text-style-name="P6" draw:layer="layout" svg:x1="26.1cm" svg:y1="14.8cm" svg:x2="26.1cm" svg:y2="18.1cm">
          <text:p/>
        </draw:line>
        <draw:line draw:style-name="gr6" draw:text-style-name="P6" draw:layer="layout" svg:x1="26.8cm" svg:y1="14.8cm" svg:x2="26.8cm" svg:y2="18.1cm">
          <text:p/>
        </draw:line>
        <draw:custom-shape draw:style-name="gr26" draw:text-style-name="P8" draw:layer="layout" svg:width="0.7cm" svg:height="3.3cm" svg:x="22.6cm" svg:y="14.8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3cm" svg:height="0.725cm" draw:transform="rotate (1.5707963267949) translate (22.6cm 18.1cm)">
          <draw:text-box>
            <text:p text:style-name="P4"><text:span text:style-name="T2">iddocuments</text:span></text:p>
          </draw:text-box>
        </draw:frame>
        <draw:line draw:style-name="gr6" draw:text-style-name="P6" draw:layer="layout" svg:x1="22cm" svg:y1="14.8cm" svg:x2="29.6cm" svg:y2="14.8cm">
          <text:p/>
        </draw:line>
        <draw:custom-shape draw:style-name="gr19" draw:text-style-name="P9" draw:layer="layout" svg:width="0.7cm" svg:height="3.3cm" svg:x="24cm" svg:y="1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9" draw:layer="layout" svg:width="0.7cm" svg:height="3.3cm" svg:x="24.7cm" svg:y="1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27.6cm" svg:y1="14.8cm" svg:x2="27.6cm" svg:y2="18.1cm">
          <text:p/>
        </draw:line>
        <draw:line draw:style-name="gr6" draw:text-style-name="P6" draw:layer="layout" svg:x1="28.3cm" svg:y1="14.8cm" svg:x2="28.3cm" svg:y2="18.1cm">
          <text:p/>
        </draw:line>
        <draw:line draw:style-name="gr6" draw:text-style-name="P6" draw:layer="layout" svg:x1="29cm" svg:y1="14.8cm" svg:x2="29cm" svg:y2="18.1cm">
          <text:p/>
        </draw:line>
        <draw:frame draw:style-name="gr7" draw:text-style-name="P7" draw:layer="layout" svg:width="3.3cm" svg:height="0.725cm" draw:transform="rotate (1.5707963267949) translate (28.275cm 18.1cm)">
          <draw:text-box>
            <text:p text:style-name="P4"><text:span text:style-name="T2">deleted</text:span></text:p>
          </draw:text-box>
        </draw:frame>
        <draw:frame draw:style-name="gr7" draw:text-style-name="P7" draw:layer="layout" svg:width="3.3cm" svg:height="0.725cm" draw:transform="rotate (1.5707963267949) translate (27.6cm 18.1cm)">
          <draw:text-box>
            <text:p text:style-name="P4"><text:span text:style-name="T2">date</text:span></text:p>
          </draw:text-box>
          <draw:glue-point draw:id="4" svg:x="0.524cm" svg:y="5cm"/>
        </draw:frame>
        <draw:line draw:style-name="gr6" draw:text-style-name="P6" draw:layer="layout" svg:x1="26.825cm" svg:y1="14.8cm" svg:x2="26.825cm" svg:y2="18.1cm">
          <text:p/>
        </draw:line>
        <draw:custom-shape draw:style-name="gr24" draw:text-style-name="P9" draw:layer="layout" svg:width="0.8cm" svg:height="3.3cm" svg:x="26.8cm" svg:y="1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3.3cm" svg:height="0.725cm" draw:transform="rotate (1.5707963267949) translate (26.875cm 18.1cm)">
          <draw:text-box>
            <text:p text:style-name="P4"><text:span text:style-name="T2">idpers</text:span></text:p>
          </draw:text-box>
        </draw:frame>
        <draw:frame draw:style-name="gr7" draw:text-style-name="P7" draw:layer="layout" svg:width="3.3cm" svg:height="0.725cm" draw:transform="rotate (1.5707963267949) translate (26.075cm 18.1cm)">
          <draw:text-box>
            <text:p text:style-name="P4"><text:span text:style-name="T2">reason</text:span></text:p>
          </draw:text-box>
        </draw:frame>
        <draw:frame draw:style-name="gr7" draw:text-style-name="P7" draw:layer="layout" svg:width="3.3cm" svg:height="0.725cm" draw:transform="rotate (1.5707963267949) translate (23.3cm 18.1cm)">
          <draw:text-box>
            <text:p text:style-name="P4"><text:span text:style-name="T2">docnum</text:span></text:p>
          </draw:text-box>
        </draw:frame>
        <draw:frame draw:style-name="gr7" draw:text-style-name="P7" draw:layer="layout" svg:width="3.3cm" svg:height="0.725cm" draw:transform="rotate (1.5707963267949) translate (24.7cm 18.1cm)">
          <draw:text-box>
            <text:p text:style-name="P4"><text:span text:style-name="T2">idcustomer</text:span></text:p>
          </draw:text-box>
        </draw:frame>
        <draw:frame draw:style-name="gr7" draw:text-style-name="P7" draw:layer="layout" svg:width="3.3cm" svg:height="0.725cm" draw:transform="rotate (1.5707963267949) translate (24cm 18.1cm)">
          <draw:text-box>
            <text:p text:style-name="P4"><text:span text:style-name="T2">idsupplier</text:span></text:p>
          </draw:text-box>
        </draw:frame>
        <draw:line draw:style-name="gr27" draw:text-style-name="P6" draw:layer="layout" svg:x1="22cm" svg:y1="17.5cm" svg:x2="22cm" svg:y2="19.7cm">
          <text:p/>
        </draw:line>
        <draw:line draw:style-name="gr27" draw:text-style-name="P6" draw:layer="layout" svg:x1="29.6cm" svg:y1="17.5cm" svg:x2="29.6cm" svg:y2="19.7cm">
          <text:p/>
        </draw:line>
        <draw:frame draw:style-name="gr7" draw:text-style-name="P7" draw:layer="layout" svg:width="3.3cm" svg:height="0.725cm" draw:transform="rotate (1.5707963267949) translate (25.4cm 22.9cm)">
          <draw:text-box>
            <text:p text:style-name="P4"><text:span text:style-name="T2">scanpath</text:span></text:p>
          </draw:text-box>
        </draw:frame>
        <draw:frame draw:style-name="gr7" draw:text-style-name="P7" draw:layer="layout" svg:width="3.3cm" svg:height="0.725cm" draw:transform="rotate (1.5707963267949) translate (25.4cm 18.1cm)">
          <draw:text-box>
            <text:p text:style-name="P4"><text:span text:style-name="T2">scanpath</text:span></text:p>
          </draw:text-box>
        </draw:frame>
        <draw:custom-shape draw:style-name="gr28" draw:text-style-name="P4" draw:layer="layout" svg:width="0.2cm" svg:height="0.2cm" svg:x="42.5cm" svg:y="2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9" draw:layer="layout" svg:width="3.3cm" svg:height="0.7cm" draw:transform="rotate (1.5707963267949) translate (36.6cm 22.9cm)">
          <text:p text:style-name="P4"><text:span text:style-name="T2">idp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6.8cm" svg:height="4cm" svg:x="57.3cm" svg:y="18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5.5cm" svg:height="0.738cm" svg:x="57.6cm" svg:y="18.9cm">
          <draw:text-box>
            <text:p text:style-name="P4"><text:span text:style-name="T1">whplaces</text:span></text:p>
          </draw:text-box>
        </draw:frame>
        <draw:line draw:style-name="gr6" draw:text-style-name="P6" draw:layer="layout" svg:x1="57.9cm" svg:y1="19.6cm" svg:x2="57.9cm" svg:y2="22.9cm">
          <text:p/>
        </draw:line>
        <draw:line draw:style-name="gr6" draw:text-style-name="P6" draw:layer="layout" svg:x1="58.6cm" svg:y1="19.6cm" svg:x2="58.6cm" svg:y2="22.9cm">
          <text:p/>
        </draw:line>
        <draw:line draw:style-name="gr6" draw:text-style-name="P6" draw:layer="layout" svg:x1="59.3cm" svg:y1="19.6cm" svg:x2="59.3cm" svg:y2="22.9cm">
          <text:p/>
        </draw:line>
        <draw:line draw:style-name="gr6" draw:text-style-name="P6" draw:layer="layout" svg:x1="60cm" svg:y1="19.6cm" svg:x2="60cm" svg:y2="22.9cm">
          <text:p/>
        </draw:line>
        <draw:line draw:style-name="gr6" draw:text-style-name="P6" draw:layer="layout" svg:x1="60.7cm" svg:y1="19.6cm" svg:x2="60.7cm" svg:y2="22.9cm">
          <text:p/>
        </draw:line>
        <draw:line draw:style-name="gr6" draw:text-style-name="P6" draw:layer="layout" svg:x1="61.4cm" svg:y1="19.6cm" svg:x2="61.4cm" svg:y2="22.9cm">
          <text:p/>
        </draw:line>
        <draw:line draw:style-name="gr6" draw:text-style-name="P6" draw:layer="layout" svg:x1="62.1cm" svg:y1="19.6cm" svg:x2="62.1cm" svg:y2="22.9cm">
          <text:p/>
        </draw:line>
        <draw:custom-shape draw:style-name="gr31" draw:text-style-name="P12" draw:layer="layout" svg:width="3.3cm" svg:height="0.7cm" draw:transform="rotate (1.5707963267949) translate (57.9cm 22.9cm)">
          <text:p text:style-name="P11"><text:span text:style-name="T2">idwhplaces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62.8cm" svg:y1="19.6cm" svg:x2="62.8cm" svg:y2="22.9cm">
          <text:p/>
        </draw:line>
        <draw:line draw:style-name="gr6" draw:text-style-name="P6" draw:layer="layout" svg:x1="57.3cm" svg:y1="19.6cm" svg:x2="64.1cm" svg:y2="19.6cm">
          <text:p/>
        </draw:line>
        <draw:custom-shape draw:style-name="gr29" draw:text-style-name="P9" draw:layer="layout" svg:width="3.3cm" svg:height="0.7cm" draw:transform="rotate (1.5707963267949) translate (59.3cm 22.9cm)">
          <text:p text:style-name="P4"><text:span text:style-name="T2">idali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" draw:layer="layout" svg:width="3.3cm" svg:height="0.7cm" draw:transform="rotate (1.5707963267949) translate (58.6cm 22.9cm)">
          <text:p text:style-name="P4"><text:span text:style-name="T2">ali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" draw:layer="layout" svg:width="3.3cm" svg:height="0.7cm" draw:transform="rotate (1.5707963267949) translate (60cm 22.9cm)">
          <text:p text:style-name="P4"><text:span text:style-name="T2">descrip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" draw:layer="layout" svg:width="3.3cm" svg:height="0.7cm" draw:transform="rotate (1.5707963267949) translate (60.7cm 22.9cm)">
          <text:p text:style-name="P4"><text:span text:style-name="T2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9" xml:id="id47" draw:id="id47" draw:layer="layout" svg:width="3.3cm" svg:height="0.7cm" draw:transform="rotate (1.5707963267949) translate (61.4cm 22.9cm)">
          <text:p text:style-name="P4"><text:span text:style-name="T2">w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" draw:layer="layout" svg:width="3.3cm" svg:height="0.7cm" draw:transform="rotate (1.5707963267949) translate (62.1cm 22.9cm)">
          <text:p text:style-name="P4"><text:span text:style-name="T2">whnu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9" draw:layer="layout" svg:width="3.3cm" svg:height="0.7cm" draw:transform="rotate (1.5707963267949) translate (62.8cm 22.9cm)">
          <text:p text:style-name="P4"><text:span text:style-name="T2">place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4" draw:layer="layout" svg:x1="61.75cm" svg:y1="22.9cm" svg:x2="42.162cm" svg:y2="22.9cm" draw:start-shape="id47" draw:start-glue-point="3" draw:end-shape="id34" draw:end-glue-point="3" svg:d="M61750 22900v501h-19588v-501" svg:viewBox="0 0 19589 5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20T11:47:38.364000000</meta:creation-date>
    <dc:date>2015-10-21T22:40:36.048000000</dc:date>
    <meta:editing-duration>PT7H22M23S</meta:editing-duration>
    <meta:editing-cycles>10</meta:editing-cycles>
    <meta:generator>LibreOffice/4.4.0.3$Windows_x86 LibreOffice_project/de093506bcdc5fafd9023ee680b8c60e3e0645d7</meta:generator>
    <meta:document-statistic meta:object-count="589"/>
  </office:meta>
</office:document-meta>
</file>